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211dd7e"/>
    </style:style>
    <style:style style:name="P2" style:family="paragraph" style:parent-style-name="Header">
      <style:paragraph-properties fo:text-align="start" style:justify-single-word="false"/>
      <style:text-properties officeooo:paragraph-rsid="0289fb01"/>
    </style:style>
    <style:style style:name="P3" style:family="paragraph" style:parent-style-name="Header">
      <style:paragraph-properties fo:text-align="start" style:justify-single-word="false"/>
      <style:text-properties officeooo:paragraph-rsid="02a56131"/>
    </style:style>
    <style:style style:name="P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" style:family="paragraph" style:parent-style-name="Header">
      <style:paragraph-properties fo:text-align="center" style:justify-single-word="false"/>
      <style:text-properties officeooo:paragraph-rsid="00ab054e"/>
    </style:style>
    <style:style style:name="P8" style:family="paragraph" style:parent-style-name="Header">
      <style:paragraph-properties fo:text-align="center" style:justify-single-word="false"/>
      <style:text-properties officeooo:paragraph-rsid="00c10aa6"/>
    </style:style>
    <style:style style:name="P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1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12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1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4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8" style:family="paragraph" style:parent-style-name="Footer">
      <style:text-properties officeooo:paragraph-rsid="00c384cf"/>
    </style:style>
    <style:style style:name="P19" style:family="paragraph" style:parent-style-name="Footer">
      <style:paragraph-properties fo:text-align="start" style:justify-single-word="false"/>
      <style:text-properties officeooo:paragraph-rsid="0211dd7e"/>
    </style:style>
    <style:style style:name="P20" style:family="paragraph" style:parent-style-name="Footer">
      <style:paragraph-properties fo:text-align="start" style:justify-single-word="false"/>
      <style:text-properties officeooo:paragraph-rsid="00d4df5c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oter">
      <style:text-properties officeooo:rsid="0242edd8" officeooo:paragraph-rsid="0242edd8"/>
    </style:style>
    <style:style style:name="P23" style:family="paragraph" style:parent-style-name="Footer">
      <style:text-properties officeooo:paragraph-rsid="008d016c"/>
    </style:style>
    <style:style style:name="P24" style:family="paragraph" style:parent-style-name="Footer">
      <style:text-properties officeooo:paragraph-rsid="010f7046"/>
    </style:style>
    <style:style style:name="P25" style:family="paragraph" style:parent-style-name="Footer">
      <style:text-properties officeooo:paragraph-rsid="01120261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3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58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9" style:family="paragraph" style:parent-style-name="Footer">
      <style:paragraph-properties fo:text-align="end" style:justify-single-word="false"/>
      <style:text-properties officeooo:paragraph-rsid="00d4df5c"/>
    </style:style>
    <style:style style:name="P60" style:family="paragraph" style:parent-style-name="Footer">
      <style:text-properties officeooo:paragraph-rsid="00d4df5c"/>
    </style:style>
    <style:style style:name="P61" style:family="paragraph" style:parent-style-name="Footer">
      <style:text-properties officeooo:paragraph-rsid="00863005"/>
    </style:style>
    <style:style style:name="P62" style:family="paragraph" style:parent-style-name="Footer">
      <style:text-properties officeooo:paragraph-rsid="030c4d7d"/>
    </style:style>
    <style:style style:name="P63" style:family="paragraph" style:parent-style-name="Footer">
      <style:text-properties officeooo:paragraph-rsid="00a59a60"/>
    </style:style>
    <style:style style:name="P64" style:family="paragraph" style:parent-style-name="Footer">
      <style:text-properties officeooo:paragraph-rsid="004274bc"/>
    </style:style>
    <style:style style:name="P65" style:family="paragraph" style:parent-style-name="Footer">
      <style:text-properties officeooo:paragraph-rsid="00d8520c"/>
    </style:style>
    <style:style style:name="P66" style:family="paragraph" style:parent-style-name="Footer">
      <style:text-properties officeooo:paragraph-rsid="002aa84d"/>
    </style:style>
    <style:style style:name="P67" style:family="paragraph" style:parent-style-name="Footer">
      <style:text-properties officeooo:rsid="001f8a2d" officeooo:paragraph-rsid="00bd36bc"/>
    </style:style>
    <style:style style:name="P68" style:family="paragraph" style:parent-style-name="Footer">
      <style:text-properties officeooo:rsid="001f8a2d" officeooo:paragraph-rsid="002b33ed"/>
    </style:style>
    <style:style style:name="P69" style:family="paragraph" style:parent-style-name="Footer">
      <style:text-properties officeooo:rsid="011350d1" officeooo:paragraph-rsid="011350d1"/>
    </style:style>
    <style:style style:name="P70" style:family="paragraph" style:parent-style-name="Footer">
      <style:text-properties officeooo:rsid="0096b4e2" officeooo:paragraph-rsid="0096b4e2"/>
    </style:style>
    <style:style style:name="P71" style:family="paragraph" style:parent-style-name="Footer">
      <style:text-properties officeooo:paragraph-rsid="0096b4e2"/>
    </style:style>
    <style:style style:name="P72" style:family="paragraph" style:parent-style-name="Footer">
      <style:text-properties officeooo:paragraph-rsid="02a682f9"/>
    </style:style>
    <style:style style:name="P73" style:family="paragraph" style:parent-style-name="Header">
      <style:paragraph-properties fo:margin-left="0cm" fo:margin-right="0cm" fo:text-indent="0cm" style:auto-text-indent="false"/>
    </style:style>
    <style:style style:name="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P7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0" style:family="paragraph" style:parent-style-name="_5f_Header_20_D_20_page_20_impaire_20__28_D_29_">
      <style:text-properties officeooo:paragraph-rsid="01a13e78"/>
    </style:style>
    <style:style style:name="P81" style:family="paragraph" style:parent-style-name="_5f_Header_20_G_20_page_20_impaire_20__28_D_29_">
      <style:text-properties officeooo:paragraph-rsid="01259ec2"/>
    </style:style>
    <style:style style:name="P82" style:family="paragraph" style:parent-style-name="_5f_Header_20_G_20_page_20_impaire_20__28_D_29_">
      <style:text-properties officeooo:paragraph-rsid="00c87b35"/>
    </style:style>
    <style:style style:name="P83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4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5" style:family="paragraph" style:parent-style-name="_5f_Header_20_G_20_page_20_paire_20__28_G_29_">
      <style:text-properties officeooo:paragraph-rsid="00eb2abc"/>
    </style:style>
    <style:style style:name="P86" style:family="paragraph" style:parent-style-name="_5f_Header_20_G_20_page_20_paire_20__28_G_29_">
      <style:paragraph-properties fo:text-align="start" style:justify-single-word="false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N_20_page_20_impaire_20__28_D_29_">
      <style:paragraph-properties fo:text-align="start" style:justify-single-word="false"/>
    </style:style>
    <style:style style:name="P89" style:family="paragraph" style:parent-style-name="_5f_Header_20_N_20_page_20_impaire_20__28_D_29_">
      <style:text-properties officeooo:rsid="0277791e" officeooo:paragraph-rsid="0277791e"/>
    </style:style>
    <style:style style:name="P90" style:family="paragraph" style:parent-style-name="_5f_Header_20_N_20_page_20_impaire_20__28_D_29_">
      <style:text-properties officeooo:rsid="027aa87d" officeooo:paragraph-rsid="027aa87d"/>
    </style:style>
    <style:style style:name="P9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P10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Paragraphe_5f_Réponse_5f_Elève" style:list-style-name="_5f_Numérotation_20_des_20_exercices"/>
    <style:style style:name="P10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7" style:family="paragraph" style:parent-style-name="_5f_Paragraphe_5f_avec_5f_Num_5f_Question" style:list-style-name=""/>
    <style:style style:name="P108" style:family="paragraph" style:parent-style-name="_5f_Premier_5f_Titre_5f_Exercices_5f_avec_5f_Num_20_Exo_5f_Avec_5f_Titre" style:master-page-name="_35__5f_6_5f_SERIE_5f_N_5f_GAUCHE_5f_ET_5f_DROITE_5f_1COL">
      <style:paragraph-properties style:page-number="193" fo:break-before="auto" fo:break-after="auto"/>
    </style:style>
    <style:style style:name="P109" style:family="paragraph" style:parent-style-name="_5f_Titre_5f_Exercices_5f_avec_5f_Titre" style:list-style-name="_5f_Numérotation_20_des_20_exercices"/>
    <style:style style:name="P110" style:family="paragraph">
      <style:paragraph-properties fo:text-align="center"/>
    </style:style>
    <style:style style:name="P11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d7e12c"/>
    </style:style>
    <style:style style:name="P11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1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19" style:family="paragraph">
      <loext:graphic-properties draw:fill="solid" draw:fill-color="#7fb241"/>
    </style:style>
    <style:style style:name="P120" style:family="paragraph">
      <loext:graphic-properties draw:fill="solid" draw:fill-color="#1ca2b8"/>
    </style:style>
    <style:style style:name="P121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d62e4e"/>
    </style:style>
    <style:style style:name="P1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style:paragraph-properties fo:margin-left="0cm" fo:margin-right="0cm" fo:margin-top="0cm" fo:margin-bottom="0cm" fo:line-height="100%" fo:text-indent="0cm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T19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T21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T23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T24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T25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T26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T27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T28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29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31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32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33" style:family="text">
      <style:text-properties fo:font-variant="small-caps" fo:color="#9d0f89" loext:opacity="100%" style:font-name="Bitstream Vera Sans" fo:font-size="16pt" fo:font-weight="bold" officeooo:rsid="01a13e78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T63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T64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T65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T66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T67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10c4d3a"/>
    </style:style>
    <style:style style:name="T149" style:family="text">
      <style:text-properties officeooo:rsid="00b6801f"/>
    </style:style>
    <style:style style:name="T150" style:family="text">
      <style:text-properties fo:font-size="16pt" style:font-size-asian="16pt" style:font-size-complex="16pt"/>
    </style:style>
    <style:style style:name="T151" style:family="text">
      <style:text-properties officeooo:rsid="01f8729d"/>
    </style:style>
    <style:style style:name="T152" style:family="text">
      <style:text-properties officeooo:rsid="01b6dc57"/>
    </style:style>
    <style:style style:name="T153" style:family="text">
      <style:text-properties officeooo:rsid="00b5d2d1"/>
    </style:style>
    <style:style style:name="T154" style:family="text">
      <style:text-properties officeooo:rsid="015f088a"/>
    </style:style>
    <style:style style:name="T155" style:family="text">
      <style:text-properties officeooo:rsid="0160d7ef"/>
    </style:style>
    <style:style style:name="T156" style:family="text">
      <style:text-properties officeooo:rsid="02735980"/>
    </style:style>
    <style:style style:name="T157" style:family="text">
      <style:text-properties officeooo:rsid="02757f12"/>
    </style:style>
    <style:style style:name="T158" style:family="text">
      <style:text-properties officeooo:rsid="0272f9e5"/>
    </style:style>
    <style:style style:name="T159" style:family="text">
      <style:text-properties officeooo:rsid="026ec296"/>
    </style:style>
    <style:style style:name="T160" style:family="text">
      <style:text-properties officeooo:rsid="0268e0aa"/>
    </style:style>
    <style:style style:name="T161" style:family="text">
      <style:text-properties officeooo:rsid="0072f07f"/>
    </style:style>
    <style:style style:name="T16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3" style:family="text">
      <style:text-properties officeooo:rsid="014407b5"/>
    </style:style>
    <style:style style:name="T164" style:family="text">
      <style:text-properties officeooo:rsid="0334a5be"/>
    </style:style>
    <style:style style:name="T165" style:family="text">
      <style:text-properties officeooo:rsid="0315af39"/>
    </style:style>
    <style:style style:name="T166" style:family="text">
      <style:text-properties officeooo:rsid="008d016c"/>
    </style:style>
    <style:style style:name="T167" style:family="text">
      <style:text-properties officeooo:rsid="009e3fdd"/>
    </style:style>
    <style:style style:name="T168" style:family="text">
      <style:text-properties officeooo:rsid="00a4cf55"/>
    </style:style>
    <style:style style:name="T169" style:family="text">
      <style:text-properties officeooo:rsid="005a3fa8"/>
    </style:style>
    <style:style style:name="T170" style:family="text">
      <style:text-properties officeooo:rsid="00415f3a"/>
    </style:style>
    <style:style style:name="T171" style:family="text">
      <style:text-properties officeooo:rsid="00386ebd"/>
    </style:style>
    <style:style style:name="T17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4" style:family="text">
      <style:text-properties officeooo:rsid="00a59a60"/>
    </style:style>
    <style:style style:name="T175" style:family="text">
      <style:text-properties officeooo:rsid="01fe03f2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/>
    <style:style style:name="T181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8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8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7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88" draw:name="Shape2_1" draw:style-name="gr12" draw:text-style-name="P117" svg:width="3.918cm" svg:height="1.031cm" draw:transform="rotate (0.0876155284501153) translate (0.137583333333333cm 0.342194444444444cm)">
        <draw:text-box>
          <text:p text:style-name="P110"><text:span text:style-name="T181">Fiche supplémentaire</text:span></text:p>
        </draw:text-box>
      </draw:frame>
      <draw:line text:anchor-type="page" text:anchor-page-number="1" draw:z-index="2" draw:name="Shape3_0" draw:style-name="gr23" draw:text-style-name="P110" svg:x1="6.463cm" svg:y1="1.464cm" svg:x2="21.998cm" svg:y2="1.411cm">
        <text:p/>
      </draw:line>
      <draw:frame text:anchor-type="page" text:anchor-page-number="1" draw:z-index="1" draw:name="Shape8_0" draw:style-name="gr24" draw:text-style-name="P118" svg:width="2.703cm" svg:height="0.715cm" draw:transform="rotate (0.0872664625997165) translate (1.32644444444444cm 1.21884722222222cm)">
        <draw:text-box>
          <text:p text:style-name="P110"><text:span text:style-name="T182">Série 6</text:span></text:p>
        </draw:text-box>
      </draw:frame>
      <draw:path text:anchor-type="page" text:anchor-page-number="1" draw:z-index="0" draw:name="Shape1" draw:style-name="gr25" draw:text-style-name="P113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979823014" text:style-name="_5f_Numérotation_20_des_20_exercices">
              <text:list-item text:start-value="1">
                <text:h text:style-name="P108" text:outline-level="1" text:restart-numbering="true" text:start-value="1">Pourquoi multiplier par 100 ?</text:h>
              </text:list-item>
            </text:list>
            <text:h text:style-name="_5f_Paragraphe" text:outline-level="1">Compléter :</text:h>
            <text:list xml:id="list125228802419037" text:continue-numbering="true" text:style-name="_5f_Numérotation_20_des_20_exercices">
              <text:list-item>
                <text:list>
                  <text:list-item>
                    <text:p text:style-name="_5f_Paragraphe_5f_Réponse_5f_Elève"><text:span text:style-name="_5f_Caractères">Le carré ABCD ci-dessous a pour aire : 1 dm </text:span><text:span text:style-name="Character_5f_20_5f_style">×</text:span><text:span text:style-name="_5f_Caractères"> </text:span><text:span text:style-name="_5f_pointillés_20_gris">………</text:span><text:span text:style-name="_5f_Caractères"> = </text:span><text:span text:style-name="_5f_pointillés_20_gris">……… </text:span>dm²</text:p>
                  </text:list-item>
                </text:list>
              </text:list-item>
            </text:list>
            <text:h text:style-name="_5f_Paragraphe" text:outline-level="1"><draw:g text:anchor-type="paragraph" draw:z-index="3" draw:name="Shape2" draw:style-name="gr19"><draw:line draw:style-name="gr20" draw:text-style-name="P123" svg:x1="4.501cm" svg:y1="0.773cm" svg:x2="4.501cm" svg:y2="10.773cm"><text:p/></draw:line><draw:line draw:style-name="gr20" draw:text-style-name="P123" svg:x1="4.528cm" svg:y1="0.773cm" svg:x2="14.5cm" svg:y2="0.773cm"><text:p/></draw:line><draw:line draw:style-name="gr20" draw:text-style-name="P123" svg:x1="14.501cm" svg:y1="10.773cm" svg:x2="14.501cm" svg:y2="0.773cm"><text:p/></draw:line><draw:line draw:style-name="gr20" draw:text-style-name="P123" svg:x1="14.501cm" svg:y1="10.773cm" svg:x2="4.501cm" svg:y2="10.773cm"><text:p/></draw:line><draw:line draw:style-name="gr21" draw:text-style-name="P123" svg:x1="14.501cm" svg:y1="9.773cm" svg:x2="4.501cm" svg:y2="9.773cm"><text:p/></draw:line><draw:line draw:style-name="gr21" draw:text-style-name="P123" svg:x1="14.501cm" svg:y1="7.775cm" svg:x2="4.501cm" svg:y2="7.775cm"><text:p/></draw:line><draw:line draw:style-name="gr21" draw:text-style-name="P123" svg:x1="14.501cm" svg:y1="9.773cm" svg:x2="4.501cm" svg:y2="9.773cm"><text:p/></draw:line><draw:line draw:style-name="gr21" draw:text-style-name="P123" svg:x1="14.501cm" svg:y1="8.773cm" svg:x2="4.501cm" svg:y2="8.773cm"><text:p/></draw:line><draw:line draw:style-name="gr21" draw:text-style-name="P123" svg:x1="14.501cm" svg:y1="6.773cm" svg:x2="4.501cm" svg:y2="6.773cm"><text:p/></draw:line><draw:line draw:style-name="gr21" draw:text-style-name="P123" svg:x1="14.501cm" svg:y1="5.773cm" svg:x2="4.501cm" svg:y2="5.773cm"><text:p/></draw:line><draw:line draw:style-name="gr21" draw:text-style-name="P123" svg:x1="14.501cm" svg:y1="4.773cm" svg:x2="4.501cm" svg:y2="4.773cm"><text:p/></draw:line><draw:line draw:style-name="gr21" draw:text-style-name="P123" svg:x1="14.501cm" svg:y1="3.773cm" svg:x2="4.501cm" svg:y2="3.773cm"><text:p/></draw:line><draw:line draw:style-name="gr21" draw:text-style-name="P123" svg:x1="14.501cm" svg:y1="2.773cm" svg:x2="4.501cm" svg:y2="2.773cm"><text:p/></draw:line><draw:line draw:style-name="gr21" draw:text-style-name="P123" svg:x1="14.501cm" svg:y1="1.773cm" svg:x2="4.501cm" svg:y2="1.773cm"><text:p/></draw:line><draw:line draw:style-name="gr21" draw:text-style-name="P123" svg:x1="5.5cm" svg:y1="10.773cm" svg:x2="5.5cm" svg:y2="0.773cm"><text:p/></draw:line><draw:line draw:style-name="gr21" draw:text-style-name="P123" svg:x1="6.501cm" svg:y1="10.773cm" svg:x2="6.501cm" svg:y2="0.773cm"><text:p/></draw:line><draw:line draw:style-name="gr21" draw:text-style-name="P123" svg:x1="7.501cm" svg:y1="10.773cm" svg:x2="7.501cm" svg:y2="0.773cm"><text:p/></draw:line><draw:line draw:style-name="gr21" draw:text-style-name="P123" svg:x1="8.501cm" svg:y1="10.773cm" svg:x2="8.501cm" svg:y2="0.773cm"><text:p/></draw:line><draw:line draw:style-name="gr21" draw:text-style-name="P123" svg:x1="9.501cm" svg:y1="10.773cm" svg:x2="9.501cm" svg:y2="0.773cm"><text:p/></draw:line><draw:line draw:style-name="gr21" draw:text-style-name="P123" svg:x1="10.501cm" svg:y1="10.773cm" svg:x2="10.501cm" svg:y2="0.773cm"><text:p/></draw:line><draw:line draw:style-name="gr21" draw:text-style-name="P123" svg:x1="11.499cm" svg:y1="10.773cm" svg:x2="11.499cm" svg:y2="0.773cm"><text:p/></draw:line><draw:line draw:style-name="gr21" draw:text-style-name="P123" svg:x1="12.501cm" svg:y1="10.773cm" svg:x2="12.501cm" svg:y2="0.773cm"><text:p/></draw:line><draw:line draw:style-name="gr21" draw:text-style-name="P123" svg:x1="13.501cm" svg:y1="10.773cm" svg:x2="13.501cm" svg:y2="0.773cm"><text:p/></draw:line><draw:frame draw:style-name="gr22" draw:text-style-name="P125" svg:width="1.101cm" svg:height="0.9cm" svg:x="4cm" svg:y="0.173cm"><draw:text-box><text:p text:style-name="P124"><text:span text:style-name="T183">A</text:span></text:p></draw:text-box></draw:frame><draw:frame draw:style-name="gr22" draw:text-style-name="P125" svg:width="1.1cm" svg:height="0.9cm" svg:x="14.301cm" svg:y="0.173cm"><draw:text-box><text:p text:style-name="P124"><text:span text:style-name="T183">B</text:span></text:p></draw:text-box></draw:frame><draw:frame draw:style-name="gr22" draw:text-style-name="P125" svg:width="1.101cm" svg:height="0.9cm" svg:x="14.4cm" svg:y="10.573cm"><draw:text-box><text:p text:style-name="P124"><text:span text:style-name="T183">C</text:span></text:p></draw:text-box></draw:frame><draw:frame draw:style-name="gr22" draw:text-style-name="P125" svg:width="1.101cm" svg:height="0.9cm" svg:x="3.801cm" svg:y="10.573cm"><draw:text-box><text:p text:style-name="P124"><text:span text:style-name="T183">D</text:span></text:p></draw:text-box></draw:frame></draw:g></text:h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h text:style-name="_5f_Paragraphe" text:outline-level="1"/>
            <text:list xml:id="list125229424696393" text:continue-numbering="true" text:style-name="_5f_Numérotation_20_des_20_exercices">
              <text:list-item>
                <text:list>
                  <text:list-item>
                    <text:p text:style-name="P105"><text:span text:style-name="_5f_Caractères">Il a aussi pour aire : 10 cm </text:span><text:span text:style-name="Character_5f_20_5f_style">×</text:span><text:span text:style-name="_5f_Caractères"> </text:span><text:span text:style-name="_5f_pointillés_20_gris"><text:s/>………</text:span><text:span text:style-name="Character_5f_20_5f_style"> = </text:span><text:span text:style-name="_5f_pointillés_20_gris">………….. </text:span><text:span text:style-name="Character_5f_20_5f_style">cm²</text:span></text:p>
                  </text:list-item>
                  <text:list-item>
                    <text:p text:style-name="P105"><text:span text:style-name="Character_5f_20_5f_style">Donc, </text:span><text:span text:style-name="_5f_pointillés_20_gris">………….</text:span><text:span text:style-name="Character_5f_20_5f_style"> cm² = </text:span><text:span text:style-name="_5f_pointillés_20_gris">………..</text:span><text:span text:style-name="_5f_Caractères">dm</text:span><text:span text:style-name="Character_5f_20_5f_style">² .</text:span></text:p>
                  </text:list-item>
                </text:list>
              </text:list-item>
              <text:list-item>
                <text:h text:style-name="P109" text:outline-level="1">Pourquoi multiplier par 100 ? (bis)</text:h>
              </text:list-item>
            </text:list>
            <text:h text:style-name="_5f_Paragraphe" text:outline-level="1">Compléter :</text:h>
            <text:h text:style-name="_5f_Paragraphe" text:outline-level="1">Soit EFGH un rectangle de 3 m par 5 m. </text:h>
            <text:list xml:id="list125229454714645" text:continue-numbering="true" text:style-name="_5f_Numérotation_20_des_20_exercices">
              <text:list-item>
                <text:list>
                  <text:list-item>
                    <text:p text:style-name="P105"><text:span text:style-name="_5f_Caractères">Son aire vaut, en mètre carré : </text:span><text:span text:style-name="_5f_pointillés_20_gris">…………</text:span><text:span text:style-name="Character_5f_20_5f_style"> m × </text:span><text:span text:style-name="_5f_pointillés_20_gris">……….. </text:span><text:span text:style-name="Character_5f_20_5f_style">m = </text:span><text:span text:style-name="_5f_pointillés_20_gris">………</text:span><text:span text:style-name="Character_5f_20_5f_style"> m².</text:span></text:p>
                  </text:list-item>
                  <text:list-item>
                    <text:p text:style-name="P105"><text:span text:style-name="Character_5f_20_5f_style">3 m = </text:span><text:span text:style-name="_5f_pointillés_20_gris">…….. </text:span><text:span text:style-name="Character_5f_20_5f_style">dm et 5 m = </text:span><text:span text:style-name="_5f_pointillés_20_gris">…….</text:span><text:span text:style-name="Character_5f_20_5f_style"> dm.</text:span></text:p>
                  </text:list-item>
                  <text:list-item>
                    <text:p text:style-name="P105"><text:span text:style-name="Character_5f_20_5f_style">L’aire de EFGH vaut donc aussi : </text:span><text:span text:style-name="_5f_pointillés_20_gris"><text:s/>……….</text:span><text:span text:style-name="Character_5f_20_5f_style"> dm × </text:span><text:span text:style-name="_5f_pointillés_20_gris">……….</text:span><text:span text:style-name="Character_5f_20_5f_style"> dm = </text:span><text:span text:style-name="_5f_pointillés_20_gris"><text:s/>……….. </text:span><text:span text:style-name="Character_5f_20_5f_style">dm².</text:span></text:p>
                  </text:list-item>
                  <text:list-item>
                    <text:p text:style-name="P105"><text:span text:style-name="Character_5f_20_5f_style">Donc </text:span><text:span text:style-name="_5f_pointillés_20_gris"><text:s/>………… </text:span><text:span text:style-name="Character_5f_20_5f_style"><text:s/>m² = </text:span><text:span text:style-name="_5f_pointillés_20_gris"><text:s/>……………. </text:span><text:span text:style-name="Character_5f_20_5f_style">dm².</text:span></text:p>
                  </text:list-item>
                </text:list>
              </text:list-item>
            </text:list>
            <text:p text:style-name="P107"><text:span text:style-name="Character_5f_20_5f_style"/></text:p>
            <text:p text:style-name="Standard"><text:span text:style-name="_5f_pointillés_20_gris"/></text:p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2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0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211dd7e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officeooo:paragraph-rsid="00c384cf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paragraph-properties fo:text-align="start" style:justify-single-word="false"/>
      <style:text-properties officeooo:paragraph-rsid="0211dd7e"/>
    </style:style>
    <style:style style:name="MP7" style:family="paragraph" style:parent-style-name="Footer">
      <style:text-properties officeooo:rsid="00178920" officeooo:paragraph-rsid="00178920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Footer">
      <style:text-properties officeooo:rsid="0242edd8" officeooo:paragraph-rsid="0242edd8"/>
    </style:style>
    <style:style style:name="MP10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1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Footer">
      <style:text-properties officeooo:paragraph-rsid="008d016c"/>
    </style:style>
    <style:style style:name="MP13" style:family="paragraph">
      <style:paragraph-properties fo:text-align="center"/>
    </style:style>
    <style:style style:name="MP14" style:family="paragraph" style:parent-style-name="Header">
      <style:paragraph-properties fo:margin-left="0cm" fo:margin-right="0cm" fo:text-indent="0cm" style:auto-text-indent="false"/>
    </style:style>
    <style:style style:name="MP15" style:family="paragraph" style:parent-style-name="Footer">
      <style:text-properties officeooo:paragraph-rsid="010f7046"/>
    </style:style>
    <style:style style:name="MP16" style:family="paragraph" style:parent-style-name="Footer">
      <style:text-properties officeooo:paragraph-rsid="01120261"/>
    </style:style>
    <style:style style:name="MP1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1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21" style:family="paragraph" style:parent-style-name="_5f_Header_20_D_20_page_20_impaire_20__28_D_29_">
      <style:text-properties officeooo:paragraph-rsid="01a13e78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2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24" style:family="paragraph" style:parent-style-name="Header">
      <style:paragraph-properties fo:text-align="center" style:justify-single-word="false"/>
      <style:text-properties officeooo:paragraph-rsid="00ab054e"/>
    </style:style>
    <style:style style:name="M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27" style:family="paragraph" style:parent-style-name="Footer">
      <style:paragraph-properties fo:text-align="end" style:justify-single-word="false"/>
      <style:text-properties officeooo:paragraph-rsid="00d4df5c"/>
    </style:style>
    <style:style style:name="MP28" style:family="paragraph" style:parent-style-name="Footer">
      <style:paragraph-properties fo:text-align="start" style:justify-single-word="false"/>
      <style:text-properties officeooo:paragraph-rsid="00d4df5c"/>
    </style:style>
    <style:style style:name="MP29" style:family="paragraph" style:parent-style-name="_5f_Header_20_G_20_page_20_impaire_20__28_D_29_">
      <style:text-properties officeooo:paragraph-rsid="01259ec2"/>
    </style:style>
    <style:style style:name="MP30" style:family="paragraph" style:parent-style-name="_5f_Header_20_G_20_page_20_paire_20__28_G_29_">
      <style:text-properties officeooo:paragraph-rsid="00eb2abc"/>
    </style:style>
    <style:style style:name="MP31" style:family="paragraph" style:parent-style-name="_5f_Footer_20_page_20_paire_20__28_G_29_">
      <style:text-properties fo:font-size="9pt" style:font-size-asian="9pt" style:font-size-complex="9pt"/>
    </style:style>
    <style:style style:name="MP32" style:family="paragraph" style:parent-style-name="_5f_Header_20_N_20_page_20_impaire_20__28_D_29_">
      <style:paragraph-properties fo:text-align="start" style:justify-single-word="false"/>
    </style:style>
    <style:style style:name="MP33" style:family="paragraph" style:parent-style-name="Footer">
      <style:text-properties officeooo:paragraph-rsid="00d4df5c"/>
    </style:style>
    <style:style style:name="MP34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5" style:family="paragraph">
      <loext:graphic-properties draw:fill="solid" draw:fill-color="#d7e12c"/>
    </style:style>
    <style:style style:name="MP36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MP38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MP4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4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P42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4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MP4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4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4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MP48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4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5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52" style:family="paragraph" style:parent-style-name="Footer">
      <style:text-properties officeooo:paragraph-rsid="00863005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5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57" style:family="paragraph" style:parent-style-name="_5f_Header_20_N_20_page_20_impaire_20__28_D_29_">
      <style:text-properties officeooo:rsid="0277791e" officeooo:paragraph-rsid="0277791e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G_20_page_20_paire_20__28_G_29_">
      <style:paragraph-properties fo:text-align="start" style:justify-single-word="false"/>
    </style:style>
    <style:style style:name="MP60" style:family="paragraph" style:parent-style-name="Footer">
      <style:text-properties officeooo:paragraph-rsid="030c4d7d"/>
    </style:style>
    <style:style style:name="MP61" style:family="paragraph" style:parent-style-name="_5f_Header_20_G_20_page_20_paire_20__28_G_29_">
      <style:text-properties officeooo:paragraph-rsid="0334a5be"/>
    </style:style>
    <style:style style:name="MP62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63" style:family="paragraph" style:parent-style-name="Header">
      <style:paragraph-properties fo:text-align="start" style:justify-single-word="false"/>
      <style:text-properties officeooo:paragraph-rsid="0289fb01"/>
    </style:style>
    <style:style style:name="M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6" style:family="paragraph" style:parent-style-name="Footer">
      <style:text-properties officeooo:paragraph-rsid="00a59a60"/>
    </style:style>
    <style:style style:name="MP67" style:family="paragraph" style:parent-style-name="Footer">
      <style:text-properties officeooo:paragraph-rsid="004274bc"/>
    </style:style>
    <style:style style:name="MP68" style:family="paragraph" style:parent-style-name="Header">
      <style:paragraph-properties fo:text-align="center" style:justify-single-word="false"/>
      <style:text-properties officeooo:paragraph-rsid="00c10aa6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4" style:family="paragraph" style:parent-style-name="Footer">
      <style:text-properties officeooo:paragraph-rsid="00d8520c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6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7" style:family="paragraph" style:parent-style-name="Footer">
      <style:text-properties officeooo:paragraph-rsid="002aa84d"/>
    </style:style>
    <style:style style:name="MP7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9" style:family="paragraph">
      <loext:graphic-properties draw:fill="solid" draw:fill-color="#7fb241"/>
    </style:style>
    <style:style style:name="MP8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MP8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8" style:family="paragraph" style:parent-style-name="_5f_Header_20_G_20_page_20_impaire_20__28_D_29_">
      <style:text-properties officeooo:paragraph-rsid="00c87b35"/>
    </style:style>
    <style:style style:name="MP8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MP9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MP9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3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6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2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4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6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7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8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2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24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2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27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28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2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30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1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MT32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MT3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34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MT35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36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37" style:family="text">
      <style:text-properties officeooo:rsid="010c4d3a"/>
    </style:style>
    <style:style style:name="MT38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40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41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42" style:family="text">
      <style:text-properties fo:font-variant="small-caps" fo:color="#9d0f89" loext:opacity="100%" style:font-name="Bitstream Vera Sans" fo:font-size="16pt" fo:font-weight="bold" officeooo:rsid="01a13e78"/>
    </style:style>
    <style:style style:name="MT43" style:family="text">
      <style:text-properties officeooo:rsid="00b6801f"/>
    </style:style>
    <style:style style:name="MT44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5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7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49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0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51" style:family="text">
      <style:text-properties fo:font-size="16pt" style:font-size-asian="16pt" style:font-size-complex="16pt"/>
    </style:style>
    <style:style style:name="MT52" style:family="text"/>
    <style:style style:name="MT5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4" style:family="text">
      <style:text-properties officeooo:rsid="01f8729d"/>
    </style:style>
    <style:style style:name="MT55" style:family="text">
      <style:text-properties officeooo:rsid="01b6dc57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5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60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1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62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63" style:family="text">
      <style:text-properties officeooo:rsid="00b5d2d1"/>
    </style:style>
    <style:style style:name="MT64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65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67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68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69" style:family="text">
      <style:text-properties officeooo:rsid="015f088a"/>
    </style:style>
    <style:style style:name="MT70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1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72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74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MT75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MT76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MT77" style:family="text">
      <style:text-properties officeooo:rsid="0160d7ef"/>
    </style:style>
    <style:style style:name="MT78" style:family="text">
      <style:text-properties officeooo:rsid="02735980"/>
    </style:style>
    <style:style style:name="MT79" style:family="text">
      <style:text-properties officeooo:rsid="02757f12"/>
    </style:style>
    <style:style style:name="MT80" style:family="text">
      <style:text-properties officeooo:rsid="0272f9e5"/>
    </style:style>
    <style:style style:name="MT81" style:family="text">
      <style:text-properties officeooo:rsid="026ec296"/>
    </style:style>
    <style:style style:name="MT82" style:family="text">
      <style:text-properties officeooo:rsid="0268e0aa"/>
    </style:style>
    <style:style style:name="MT83" style:family="text">
      <style:text-properties officeooo:rsid="0072f07f"/>
    </style:style>
    <style:style style:name="MT84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85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MT86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88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MT8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90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92" style:family="text">
      <style:text-properties officeooo:rsid="014407b5"/>
    </style:style>
    <style:style style:name="MT93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MT9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6" style:family="text">
      <style:text-properties officeooo:rsid="0334a5be"/>
    </style:style>
    <style:style style:name="MT97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MT98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99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0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0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02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MT103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04" style:family="text">
      <style:text-properties officeooo:rsid="0315af39"/>
    </style:style>
    <style:style style:name="MT105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MT106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07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08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MT109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MT110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MT111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12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13" style:family="text">
      <style:text-properties officeooo:rsid="008d016c"/>
    </style:style>
    <style:style style:name="MT11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3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5" style:family="text">
      <style:text-properties officeooo:rsid="009e3fdd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7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9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0" style:family="text">
      <style:text-properties fo:font-variant="small-caps" officeooo:rsid="0054f64f"/>
    </style:style>
    <style:style style:name="MT131" style:family="text">
      <style:text-properties fo:font-variant="small-caps"/>
    </style:style>
    <style:style style:name="MT132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3" style:family="text">
      <style:text-properties officeooo:rsid="00a4cf55"/>
    </style:style>
    <style:style style:name="MT13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8" style:family="text">
      <style:text-properties officeooo:rsid="005a3fa8"/>
    </style:style>
    <style:style style:name="MT139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40" style:family="text">
      <style:text-properties officeooo:rsid="00415f3a"/>
    </style:style>
    <style:style style:name="MT141" style:family="text">
      <style:text-properties officeooo:rsid="00386ebd"/>
    </style:style>
    <style:style style:name="MT142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MT14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4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6" style:family="text">
      <style:text-properties officeooo:rsid="00a59a60"/>
    </style:style>
    <style:style style:name="MT147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1" style:family="text">
      <style:text-properties officeooo:rsid="01fe03f2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5__5f_8_5f_SERIE_5f_N_5f_GAUCHE_5f_ET_5f_DROITE_5f_2COL" style:display-name="5_8_SERIE_N_GAUCHE_ET_DROITE_2COL" style:page-layout-name="Mpm10" draw:style-name="Mdp1">
      <style:header>
        <text:p text:style-name="MP1"><text:span text:style-name="MT1">Conversions d’unités : </text:span><text:span text:style-name="MT2">Problèmes</text:span></text:p>
      </style:header>
      <style:header-left>
        <text:p text:style-name="MP1"><text:span text:style-name="MT1">Conversions d’unités : </text:span><text:span text:style-name="MT2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4">problèmes</text:span></text:p></draw:text-box></draw:frame><draw:g text:anchor-type="paragraph" draw:z-index="134" draw:name="Shape4_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5">Conversions d’unités : </text:span><text:span text:style-name="MT4">problèmes</text:span></text:p></draw:text-box></draw:frame><draw:g text:anchor-type="paragraph" draw:z-index="135" draw:name="Shape4_142" draw:style-name="Mgr1"><draw:path draw:style-name="Mgr2" draw:text-style-name="MP5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2">Problèmes</text:span></text:p>
      </style:header>
      <style:header-left>
        <text:p text:style-name="_5f_Header_20_N_20_page_20_paire_20__28_G_29_"><text:s/><text:span text:style-name="MT6">Conversions d’unités : </text:span><text:span text:style-name="MT2">Problèmes</text:span></text:p>
      </style:header-left>
      <style:footer>
        <text:p text:style-name="MP7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4">problèmes</text:span></text:p></draw:text-box></draw:frame><draw:g text:anchor-type="paragraph" draw:z-index="136" draw:name="Shape4_14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7">Conversions d’unités </text:span><text:span text:style-name="MT8">: </text:span><text:span text:style-name="MT7">problèmes</text:span></text:p></draw:text-box></draw:frame><draw:g text:anchor-type="paragraph" draw:z-index="137" draw:name="Shape4_63" draw:style-name="Mgr1"><draw:path draw:style-name="Mgr2" draw:text-style-name="MP5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">Conversions d’unités : </text:span><text:span text:style-name="MT9">Aires</text:span></text:p>
      </style:header>
      <style:header-left>
        <text:p text:style-name="_5f_Header_20_N_20_page_20_paire_20__28_G_29_"><text:span text:style-name="MT1">Conversions d’unités : </text:span><text:span text:style-name="MT9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3">Conversions d’unités : </text:span><text:span text:style-name="MT10">Aires</text:span></text:h></draw:text-box></draw:frame><draw:g text:anchor-type="paragraph" draw:z-index="138" draw:name="Shape4_14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_5f_Header_20_N_20_page_20_impaire_20__28_D_29_"><text:span text:style-name="MT9">Aires</text:span></text:p>
      </style:header>
      <style:header-left>
        <text:p text:style-name="Header"><text:s/><text:span text:style-name="MT6">Conversions d’unités : </text:span><text:span text:style-name="MT9">Aires</text:span></text:p>
      </style:header-left>
      <style:footer>
        <text:p text:style-name="MP7"><draw:frame draw:style-name="Mfr1" draw:name="Frame1111111111" text:anchor-type="paragraph" svg:y="-0.06cm" draw:z-index="139"><draw:text-box fo:min-height="0.499cm" fo:min-width="3cm"><draw:frame draw:style-name="Mfr2" draw:name="Frame1991" text:anchor-type="frame" svg:x="0.45cm" svg:y="0.079cm" svg:width="0.817cm" draw:z-index="140"><draw:text-box fo:min-height="0.355cm"><text:p text:style-name="MP3"><text:page-number text:select-page="current">193</text:page-number></text:p></draw:text-box></draw:frame><text:p text:style-name="MP4"><text:span text:style-name="MT3">Conversions d’unités : </text:span><text:span text:style-name="MT10">aires</text:span></text:p></draw:text-box></draw:frame><draw:g text:anchor-type="paragraph" draw:z-index="141" draw:name="Shape4_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42" draw:name="Shape4_1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3" draw:name="Shape4_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12">Vitesse</text:span></text:p>
      </style:header>
      <style:header-left>
        <text:p text:style-name="_5f_Header_20_N_20_page_20_impaire_20__28_D_29_"><text:span text:style-name="MT1">Conversions d’unités : </text:span><text:span text:style-name="MT12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3">vitesse</text:span><text:span text:style-name="MT8"> </text:span></text:p></draw:text-box></draw:frame><draw:g text:anchor-type="paragraph" draw:z-index="144" draw:name="Shape4_14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45" draw:name="Shape4_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5">Conversions d’unités : </text:span><text:span text:style-name="MT13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14">Temps et durées</text:span></text:p>
      </style:header>
      <style:header-left>
        <text:p text:style-name="_5f_Header_20_N_20_page_20_impaire_20__28_D_29_"><text:s/><text:span text:style-name="MT6">Conversions d’unités : </text:span><text:span text:style-name="MT14">Temps et durées</text:span></text:p>
      </style:header-left>
      <style:footer>
        <text:p text:style-name="MP7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5">Temps et </text:span><text:span text:style-name="MT16">Durée</text:span><text:span text:style-name="MT8"> </text:span></text:p></draw:text-box></draw:frame><draw:g text:anchor-type="paragraph" draw:z-index="146" draw:name="Shape4_13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47" draw:name="Shape4_14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1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17">Temps et d</text:span><text:span text:style-name="MT18">urées</text:span></text:p>
      </style:header>
      <style:header-left>
        <text:p text:style-name="_5f_Header_20_N_20_page_20_impaire_20__28_D_29_"><text:span text:style-name="MT1">Conversions d’unités : </text:span><text:span text:style-name="MT17">Temps et d</text:span><text:span text:style-name="MT18">urées</text:span></text:p>
      </style:header-left>
      <style:footer>
        <text:p text:style-name="MP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9">temps et </text:span><text:span text:style-name="MT20">durées</text:span><text:span text:style-name="MT8"> </text:span></text:p></draw:text-box></draw:frame><draw:g text:anchor-type="paragraph" draw:z-index="149" draw:name="Shape4_13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0" draw:name="Shape4_14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5">Conversions d’unités : </text:span><text:span text:style-name="MT19">temps et </text:span><text:span text:style-name="MT20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6">Conversions d’unités : </text:span><text:span text:style-name="MT17">Temps et d</text:span><text:span text:style-name="MT18">urées</text:span></text:p>
      </style:header>
      <style:header-left>
        <text:p text:style-name="Header"><text:s/><text:span text:style-name="MT6">Conversions d’unités : </text:span><text:span text:style-name="MT17">Temps et d</text:span><text:span text:style-name="MT18">urées</text:span></text:p>
      </style:header-left>
      <style:footer>
        <text:p text:style-name="MP7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9">temps et </text:span><text:span text:style-name="MT20">durées</text:span><text:span text:style-name="MT8"> </text:span></text:p></draw:text-box></draw:frame><draw:g text:anchor-type="paragraph" draw:z-index="151" draw:name="Shape4_13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52" draw:name="Shape4_13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53" draw:name="Shape4_1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21">Capacités</text:span></text:p>
      </style:header>
      <style:header-left>
        <text:p text:style-name="_5f_Header_20_N_20_page_20_impaire_20__28_D_29_"><text:span text:style-name="MT1">Conversions d’unités : </text:span><text:span text:style-name="MT21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2">Capacités</text:span><text:span text:style-name="MT8"> </text:span></text:p></draw:text-box></draw:frame><draw:g text:anchor-type="paragraph" draw:z-index="154" draw:name="Shape4_14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6">Conversions d’unités : </text:span><text:span text:style-name="MT21">Capacités</text:span></text:p>
      </style:header>
      <style:header-left>
        <text:p text:style-name="Header"><text:s/><text:span text:style-name="MT6">Conversions d’unités : </text:span><text:span text:style-name="MT21">Capacités</text:span></text:p>
      </style:header-left>
      <style:footer>
        <text:p text:style-name="MP7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3">capacités</text:span><text:span text:style-name="MT8"> </text:span></text:p></draw:text-box></draw:frame><draw:g text:anchor-type="paragraph" draw:z-index="155" draw:name="Shape4_13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56" draw:name="Shape4_13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7" draw:name="Shape4_13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24"><text:s/></text:span><text:span text:style-name="MT6">Conversions d’unités : </text:span><text:span text:style-name="MT24">masses</text:span></text:p>
      </style:header>
      <style:header-left>
        <text:p text:style-name="_5f_Header_20_N_20_page_20_impaire_20__28_D_29_"><text:span text:style-name="MT24"><text:s/></text:span><text:span text:style-name="MT6">Conversions d’unités : </text:span><text:span text:style-name="MT24">masses</text:span></text:p>
      </style:header-left>
      <style:footer>
        <text:p text:style-name="MP9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5">Masses</text:span><text:span text:style-name="MT8"> </text:span></text:p></draw:text-box></draw:frame><draw:g text:anchor-type="paragraph" draw:z-index="158" draw:name="Shape4_12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draw:g text:anchor-type="paragraph" draw:z-index="159" draw:name="Shape4_12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60" draw:name="Shape4_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5">Conversions d’unités : </text:span><text:span text:style-name="MT26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24">masses</text:span></text:p>
      </style:header>
      <style:header-left>
        <text:p text:style-name="_5f_Header_20_N_20_page_20_impaire_20__28_D_29_"><text:s/><text:span text:style-name="MT6">Conversions d’unités : </text:span><text:span text:style-name="MT24">masses</text:span></text:p>
      </style:header-left>
      <style:footer>
        <text:p text:style-name="MP7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7">masses</text:span><text:span text:style-name="MT8"> </text:span></text:p></draw:text-box></draw:frame><draw:g text:anchor-type="paragraph" draw:z-index="161" draw:name="Shape4_12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62" draw:name="Shape4_12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13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10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1" draw:name="Shape4_10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28">Périmètre : </text:span><text:span text:style-name="MT29">Problèmes</text:span></text:p></draw:text-box></draw:frame></text:p>
      </style:footer>
      <style:footer-left>
        <text:p text:style-name="MP10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28">Périmètre : </text:span><text:span text:style-name="MT29">Problèmes</text:span></text:p></draw:text-box></draw:frame><draw:g text:anchor-type="paragraph" draw:z-index="172" draw:name="Shape4_12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73" draw:name="Shape4_10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74" draw:name="Shape4_1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5" draw:name="Shape4_121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76" draw:name="Shape3_16" draw:style-name="Mgr5" draw:text-style-name="MP13" svg:x1="12.726cm" svg:y1="0.399cm" svg:x2="20.496cm" svg:y2="0.36cm"><text:p/></draw:line><text:span text:style-name="MT31">Périmètre</text:span> : <text:span text:style-name="MT32">Périmètres et unités</text:span></text:p>
      </style:header>
      <style:header-left>
        <text:p text:style-name="MP14"><draw:line text:anchor-type="paragraph" draw:z-index="178" draw:name="Shape3_17" draw:style-name="Mgr5" draw:text-style-name="MP13" svg:x1="16.083cm" svg:y1="0.383cm" svg:x2="20.496cm" svg:y2="0.36cm"><text:p/></draw:line><text:span text:style-name="MT31">Périmètre</text:span> : <text:span text:style-name="MT32">Périmètres et unités</text:span></text:p>
      </style:header-left>
      <style:footer>
        <text:p text:style-name="MP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77" draw:name="Shape4_10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8">Périmètre <text:s/>: </text:span><text:span text:style-name="MT33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79" draw:name="Shape4_1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80" draw:name="Shape4_26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26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2" draw:name="Shape3_11" draw:style-name="Mgr5" draw:text-style-name="MP13" svg:x1="12.45cm" svg:y1="0.362cm" svg:x2="20.497cm" svg:y2="0.36cm"><text:p/></draw:line><text:span text:style-name="MT31">Périmètre</text:span> : <text:span text:style-name="MT34">Mesurer, reporter</text:span></text:p>
      </style:header>
      <style:header-left>
        <text:p text:style-name="_5f_Header_20_M_20_page_20_impaire_20__28_D_29_"><draw:line text:anchor-type="paragraph" draw:z-index="184" draw:name="Shape3_20" draw:style-name="Mgr5" draw:text-style-name="MP13" svg:x1="12.45cm" svg:y1="0.362cm" svg:x2="20.497cm" svg:y2="0.36cm"><text:p/></draw:line><text:span text:style-name="MT31">Périmètre</text:span> : <text:span text:style-name="MT34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83" draw:name="Shape4_11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28">Périmètre : </text:span><text:span text:style-name="MT35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1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85" draw:name="Shape4_1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86" draw:name="Shape4_11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11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31">Périmètre</text:span> : <text:span text:style-name="MT31">Calculs sur une figure</text:span></text:p>
      </style:header>
      <style:header-left>
        <text:p text:style-name="_5f_Header_20_M_20_page_20_paire_20__28_G_29_"><text:span text:style-name="MT31">Périmètre</text:span> : <text:span text:style-name="MT3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89" draw:name="Shape4_9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0" draw:name="Shape4_9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1" draw:name="Shape4_96" draw:style-name="Mgr1"><draw:path draw:style-name="Mgr4" draw:text-style-name="MP11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92" draw:name="Shape4_9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93" draw:name="Shape4_10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0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36">Proportionnalité et pourcentage</text:span><text:span text:style-name="MT37"> </text:span>: <text:span text:style-name="MT38">Pourcentages</text:span> </text:p>
      </style:header>
      <style:header-left>
        <text:p text:style-name="_5f_Header_20_D_20_page_20_impaire_20__28_D_29_"><text:span text:style-name="MT36">Proportionnalité et pourcentage</text:span><text:span text:style-name="MT37"> </text:span>: <text:span text:style-name="MT38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95" draw:name="Shape4_9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5"><text:span text:style-name="MT39">Proportionnalité et pourcentage : </text:span><text:span text:style-name="MT40">pourcentages</text:span></text:p></draw:text-box></draw:frame></text:p>
      </style:footer>
      <style:footer-left>
        <text:p text:style-name="MP7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6"><text:span text:style-name="MT41">Proportionnalité et pourcentages : </text:span><text:span text:style-name="MT40">pourcentages</text:span></text:p></draw:text-box></draw:frame><draw:g text:anchor-type="paragraph" draw:z-index="196" draw:name="Shape4_112" draw:style-name="Mgr1"><draw:path draw:style-name="Mgr3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7"/>
      </style:header>
      <style:header-left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7"/>
      </style:header-left>
      <style:footer>
        <text:p text:style-name="MP7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8">Proportionnalité et pourcentages : proportionalité</text:p></draw:text-box></draw:frame><draw:g text:anchor-type="paragraph" draw:z-index="197" draw:name="Shape4_23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: </text:p></draw:text-box></draw:frame><draw:g text:anchor-type="paragraph" draw:z-index="198" draw:name="Shape4_99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42">Utiliser des données</text:span> : <text:span text:style-name="MT42">Organiser</text:span> </text:p>
      </style:header>
      <style:header-left>
        <text:p text:style-name="MP21"><text:span text:style-name="MT42">Utiliser des données</text:span> : <text:span text:style-name="MT42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09" draw:name="Shape4_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>
      <style:footer-left>
        <text:p text:style-name="MP7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10" draw:name="Shape4_7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7">Utilis</text:span><text:span text:style-name="MT44">er des</text:span><text:span text:style-name="MT37"> données </text:span>: <text:span text:style-name="MT45">Organiser</text:span> </text:p>
      </style:header>
      <style:header-left>
        <text:p text:style-name="_5f_Header_20_D_20_page_20_paire_20__28_G_29_"><text:s/><text:span text:style-name="MT37">Utilis</text:span><text:span text:style-name="MT44">er des</text:span><text:span text:style-name="MT37"> données </text:span>: <text:span text:style-name="MT45">Organiser</text:span> </text:p>
      </style:header-left>
      <style:footer>
        <text:p text:style-name="MP7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Organiser</text:span><text:span text:style-name="MT8"> </text:span></text:p></draw:text-box></draw:frame><draw:g text:anchor-type="paragraph" draw:z-index="211" draw:name="Shape4_7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Organiser</text:span><text:span text:style-name="MT8"> </text:span></text:p></draw:text-box></draw:frame><draw:g text:anchor-type="paragraph" draw:z-index="212" draw:name="Shape4_75" draw:style-name="Mgr1"><draw:path draw:style-name="Mgr3" draw:text-style-name="MP23" svg:width="0.855cm" svg:height="1.172cm" svg:x="-0.268cm" svg:y="-0.175cm" svg:viewBox="0 0 856 1173" svg:d="M856 1173h-856v-991c0-100 79-182 175-182h505c97 0 176 82 176 182z"><text:p/></draw:path></draw:g><draw:g text:anchor-type="paragraph" draw:z-index="213" draw:name="Shape4_25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24"><text:span text:style-name="MT49">Repères du plan : Se repérer</text:span> </text:p>
      </style:header>
      <style:header-left>
        <text:p text:style-name="MP24"><text:span text:style-name="MT49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14" draw:name="Shape4_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>
      <style:footer-left>
        <text:p text:style-name="MP7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15" draw:name="Shape4_11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37">Utilis</text:span><text:span text:style-name="MT44">er des</text:span><text:span text:style-name="MT37"> données </text:span>: <text:span text:style-name="MT50">Représenter</text:span> </text:p>
      </style:header>
      <style:header-left>
        <text:p text:style-name="_5f_Header_20_D_20_page_20_paire_20__28_G_29_"><text:span text:style-name="_5f_Caractères"><text:span text:style-name="MT51"><text:s/>Utiliser des données : Représenter </text:span></text:span></text:p>
      </style:header-left>
      <style:footer>
        <text:p text:style-name="MP7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3">représenter</text:span><text:span text:style-name="MT8"> </text:span></text:p></draw:text-box></draw:frame><draw:g text:anchor-type="paragraph" draw:z-index="216" draw:name="Shape4_70" draw:style-name="Mgr1"><draw:path draw:style-name="Mgr3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3">représenter</text:span><text:span text:style-name="MT8"> </text:span></text:p></draw:text-box></draw:frame><draw:g text:anchor-type="paragraph" draw:z-index="217" draw:name="Shape4_91" draw:style-name="Mgr1"><draw:path draw:style-name="Mgr3" draw:text-style-name="MP23" svg:width="0.855cm" svg:height="1.172cm" svg:x="-0.268cm" svg:y="-0.175cm" svg:viewBox="0 0 856 1173" svg:d="M856 1173h-856v-991c0-100 79-182 175-182h505c97 0 176 82 176 182z"><text:p/></draw:path></draw:g><draw:g text:anchor-type="paragraph" draw:z-index="218" draw:name="Shape4_9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2" draw:name="Shape4_8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54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Résoudre des problèmes</text:p></draw:text-box></draw:frame><draw:g text:anchor-type="paragraph" draw:z-index="223" draw:name="Shape4_97" draw:style-name="Mgr1"><draw:path draw:style-name="Mgr2" draw:text-style-name="MP5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24" draw:name="Shape4_6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25" draw:name="Shape4_89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55">Calculer : </text:span><text:span text:style-name="MT56">Distributivité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56">Distributivité</text:span><text:span text:style-name="MT55"> </text:span></text:p>
      </style:header-left>
      <style:footer>
        <text:p text:style-name="MP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32" draw:name="Shape4_7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57">calculer</text:span><text:span text:style-name="MT58"> : </text:span><text:span text:style-name="MT59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33" draw:name="Shape4_6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34" draw:name="Shape4_8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81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55">Calculer : </text:span><text:span text:style-name="MT60">Critères de divisibilité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60">Critères de divisibilité</text:span><text:span text:style-name="MT55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36" draw:name="Shape4_6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57">calculer</text:span><text:span text:style-name="MT58"> : </text:span><text:span text:style-name="MT61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text:span text:style-name="MT57">calculer</text:span><text:span text:style-name="MT58"> : </text:span><text:span text:style-name="MT61">critères de divisibilité</text:span></text:p></draw:text-box></draw:frame><draw:g text:anchor-type="paragraph" draw:z-index="237" draw:name="Shape4_65" draw:style-name="Mgr1"><draw:path draw:style-name="Mgr2" draw:text-style-name="MP5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29"><text:span text:style-name="MT62">G</text:span>éométrie plane : Parallèles, perpendiculaires,<text:line-break/> distances</text:p>
      </style:header>
      <style:header-left>
        <text:p text:style-name="MP30"><text:s/><text:span text:style-name="MT62">Géométrie plane</text:span> : <text:span text:style-name="MT63">P</text:span><text:span text:style-name="MT64">arallèles, perpendiculaires,<text:line-break/> </text:span><text:span text:style-name="MT65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66">Géométrie plane : </text:span><text:span text:style-name="MT67">parallèles, perpendiculaires, </text:span><text:span text:style-name="MT68">distances</text:span></text:h></draw:text-box></draw:frame><draw:g text:anchor-type="paragraph" draw:z-index="238" draw:name="Shape4_59" draw:style-name="Mgr1"><draw:path draw:style-name="Mgr6" draw:text-style-name="MP19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31" text:outline-level="1"><text:span text:style-name="MT69">G</text:span>éométrie plane : Parallèles, perpendiculaires, distances</text:h></draw:text-box></draw:frame><draw:g text:anchor-type="paragraph" draw:z-index="239" draw:name="Shape4_62" draw:style-name="Mgr1"><draw:path draw:style-name="Mgr6" draw:text-style-name="MP19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55">Calculer : </text:span><text:span text:style-name="MT70">Diviser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70">Diviser</text:span><text:span text:style-name="MT55"> </text:span></text:p>
      </style:header-left>
      <style:footer>
        <text:p text:style-name="MP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<draw:g text:anchor-type="paragraph" draw:z-index="240" draw:name="Shape4_51" draw:style-name="Mgr1"><draw:path draw:style-name="Mgr2" draw:text-style-name="MP5" svg:width="0.855cm" svg:height="1.172cm" svg:x="7.545cm" svg:y="-0.194cm" svg:viewBox="0 0 856 1173" svg:d="M856 1173h-856v-991c0-100 79-182 175-182h505c97 0 176 82 176 182z"><text:p/></draw:path></draw:g><text:span text:style-name="MT57">calculer</text:span><text:span text:style-name="MT58"> : </text:span><text:span text:style-name="MT71">diviser</text:span></text:p></draw:text-box></draw:frame></text:p>
      </style:footer>
      <style:footer-left>
        <text:p text:style-name="MP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text:span text:style-name="MT57">calculer</text:span><text:span text:style-name="MT58"> : </text:span><text:span text:style-name="MT71">diviser</text:span></text:p></draw:text-box></draw:frame><draw:g text:anchor-type="paragraph" draw:z-index="241" draw:name="Shape4_60" draw:style-name="Mgr1"><draw:path draw:style-name="Mgr2" draw:text-style-name="MP5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42" draw:name="Shape4_5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43" draw:name="Shape4_5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5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2">Calculer : <text:span text:style-name="MT72">Multiplier</text:span> </text:p>
      </style:header>
      <style:header-left>
        <text:p text:style-name="MP32">Calculer : <text:span text:style-name="MT72">Multiplier</text:span> </text:p>
      </style:header-left>
      <style:footer>
        <text:p text:style-name="MP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<draw:g text:anchor-type="paragraph" draw:z-index="245" draw:name="Shape4_55" draw:style-name="Mgr1"><draw:path draw:style-name="Mgr2" draw:text-style-name="MP5" svg:width="0.855cm" svg:height="1.172cm" svg:x="7.535cm" svg:y="-0.178cm" svg:viewBox="0 0 856 1173" svg:d="M856 1173h-856v-991c0-100 79-182 175-182h505c97 0 176 82 176 182z"><text:p/></draw:path></draw:g><text:span text:style-name="MT57">calculer</text:span><text:span text:style-name="MT58"> : </text:span><text:span text:style-name="MT73">Multiplier</text:span></text:p></draw:text-box></draw:frame></text:p>
      </style:footer>
      <style:footer-left>
        <text:p text:style-name="MP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text:span text:style-name="MT57">calculer</text:span><text:span text:style-name="MT58"> : </text:span><text:span text:style-name="MT73">Multiplier</text:span></text:p></draw:text-box></draw:frame><draw:g text:anchor-type="paragraph" draw:z-index="246" draw:name="Shape4_262" draw:style-name="Mgr1"><draw:path draw:style-name="Mgr2" draw:text-style-name="MP5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47" draw:name="Shape4_5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48" draw:name="Shape4_5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5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<text:span text:style-name="MT57">calculer</text:span><text:span text:style-name="MT58"> : </text:span><text:span text:style-name="MT57">additionner et soustraire</text:span></text:p></draw:text-box></draw:frame><draw:g text:anchor-type="paragraph" draw:z-index="250" draw:name="Shape4_47" draw:style-name="Mgr1"><draw:path draw:style-name="Mgr2" draw:text-style-name="MP5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<text:span text:style-name="MT57">calculer</text:span><text:span text:style-name="MT58"> : </text:span><text:span text:style-name="MT57">additionner et soustraire</text:span></text:p></draw:text-box></draw:frame><draw:g text:anchor-type="paragraph" draw:z-index="251" draw:name="Shape4_261" draw:style-name="Mgr1"><draw:path draw:style-name="Mgr2" draw:text-style-name="MP5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30">Calculer</text:span> : <text:span text:style-name="MT30">Additionner et soustraire</text:span></text:p>
      </style:header>
      <style:header-left>
        <text:p text:style-name="_5f_Header_20_N_20_page_20_paire_20__28_G_29_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52" draw:name="Shape4_4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53" draw:name="Shape4_4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4"><draw:path text:anchor-type="paragraph" draw:z-index="254" draw:name="Shape1_6" draw:style-name="Mgr7" draw:text-style-name="MP35" svg:width="4.329cm" svg:height="2.238cm" svg:x="-1.5cm" svg:y="-1.001cm" svg:viewBox="0 0 4330 2239" svg:d="M0 2239l3984-288c209-15 363-167 345-342l-170-1609h-4159z"><text:p/></draw:path><draw:line text:anchor-type="paragraph" draw:z-index="255" draw:name="Shape3_10" draw:style-name="Mgr8" draw:text-style-name="MP13" svg:x1="10.308cm" svg:y1="0.388cm" svg:x2="20.496cm" svg:y2="0.36cm"><text:p/></draw:line><text:span text:style-name="MT74">Fractions</text:span><text:span text:style-name="MT75"> : </text:span><text:span text:style-name="MT76">Problèmes</text:span><text:span text:style-name="MT75"> </text:span></text:p>
      </style:header>
      <style:header-left>
        <text:p text:style-name="MP34"><draw:line text:anchor-type="paragraph" draw:z-index="257" draw:name="Shape3_27" draw:style-name="Mgr8" draw:text-style-name="MP13" svg:x1="10.308cm" svg:y1="0.388cm" svg:x2="20.496cm" svg:y2="0.36cm"><text:p/></draw:line><draw:path text:anchor-type="paragraph" draw:z-index="258" draw:name="Shape1_10" draw:style-name="Mgr7" draw:text-style-name="MP35" svg:width="4.329cm" svg:height="2.238cm" svg:x="-1.5cm" svg:y="-1.001cm" svg:viewBox="0 0 4330 2239" svg:d="M0 2239l3984-288c209-15 363-167 345-342l-170-1609h-4159z"><text:p/></draw:path><text:span text:style-name="MT74">Fractions</text:span><text:span text:style-name="MT75"> : </text:span><text:span text:style-name="MT76">Problèmes</text:span><text:span text:style-name="MT75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56" draw:name="Shape4_4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77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62" draw:name="Shape4_4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63" draw:name="Shape4_4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4" draw:name="Shape4_4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37"><draw:line text:anchor-type="paragraph" draw:z-index="265" draw:name="Shape3_9" draw:style-name="Mgr8" draw:text-style-name="MP13" svg:x1="10.37cm" svg:y1="0.365cm" svg:x2="20.496cm" svg:y2="0.36cm"><text:p/></draw:line><draw:path text:anchor-type="paragraph" draw:z-index="266" draw:name="Shape1_4" draw:style-name="Mgr7" draw:text-style-name="MP35" svg:width="4.329cm" svg:height="2.238cm" svg:x="-1.5cm" svg:y="-7.4cm" svg:viewBox="0 0 4330 2239" svg:d="M0 2239l3984-288c209-15 363-167 345-342l-170-1609h-4159z"><text:p/></draw:path><text:span text:style-name="MT78">Fractions</text:span> : <text:span text:style-name="MT78">Opérations</text:span> </text:p>
      </style:header>
      <style:header-left>
        <text:p text:style-name="MP37"><draw:path text:anchor-type="paragraph" draw:z-index="268" draw:name="Shape1_8" draw:style-name="Mgr7" draw:text-style-name="MP35" svg:width="4.329cm" svg:height="2.238cm" svg:x="-1.5cm" svg:y="-7.4cm" svg:viewBox="0 0 4330 2239" svg:d="M0 2239l3984-288c209-15 363-167 345-342l-170-1609h-4159z"><text:p/></draw:path><draw:line text:anchor-type="paragraph" draw:z-index="269" draw:name="Shape3_26" draw:style-name="Mgr8" draw:text-style-name="MP13" svg:x1="10.37cm" svg:y1="0.365cm" svg:x2="20.496cm" svg:y2="0.36cm"><text:p/></draw:line><text:span text:style-name="MT78">Fractions</text:span> : <text:span text:style-name="MT78">Opérations</text:span> </text:p>
      </style:header-left>
      <style:footer>
        <text:p text:style-name="MP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67" draw:name="Shape4_3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77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70" draw:name="Shape4_3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71" draw:name="Shape4_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4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39"><draw:line text:anchor-type="paragraph" draw:z-index="273" draw:name="Shape3_8" draw:style-name="Mgr8" draw:text-style-name="MP13" svg:x1="17.736cm" svg:y1="0.376cm" svg:x2="20.496cm" svg:y2="0.36cm"><text:p/></draw:line><text:span text:style-name="MT79">Fractions</text:span> : <text:span text:style-name="MT79">Fractions, décimaux et comparaison</text:span></text:p>
      </style:header>
      <style:header-left>
        <text:p text:style-name="MP39"><draw:line text:anchor-type="paragraph" draw:z-index="275" draw:name="Shape3_25" draw:style-name="Mgr8" draw:text-style-name="MP13" svg:x1="17.736cm" svg:y1="0.376cm" svg:x2="20.496cm" svg:y2="0.36cm"><text:p/></draw:line><text:span text:style-name="MT79">Fractions</text:span> : <text:span text:style-name="MT79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74" draw:name="Shape4_3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77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76" draw:name="Shape4_3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77" draw:name="Shape4_3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78" draw:name="Shape4_3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41"><draw:line text:anchor-type="paragraph" draw:z-index="279" draw:name="Shape3_24" draw:style-name="Mgr8" draw:text-style-name="MP13" svg:x1="11.52cm" svg:y1="0.376cm" svg:x2="20.496cm" svg:y2="0.36cm"><text:p/></draw:line><text:span text:style-name="MT80">Fractions</text:span> : <text:span text:style-name="MT80">Droite graduée</text:span></text:p>
      </style:header>
      <style:header-left>
        <text:p text:style-name="MP41"><draw:line text:anchor-type="paragraph" draw:z-index="281" draw:name="Shape3_28" draw:style-name="Mgr8" draw:text-style-name="MP13" svg:x1="11.52cm" svg:y1="0.376cm" svg:x2="20.496cm" svg:y2="0.36cm"><text:p/></draw:line><text:span text:style-name="MT80">Fractions</text:span> : <text:span text:style-name="MT80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0" draw:name="Shape4_3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7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82" draw:name="Shape4_2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83" draw:name="Shape4_3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3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43"><draw:line text:anchor-type="paragraph" draw:z-index="285" draw:name="Shape3_14" draw:style-name="Mgr8" draw:text-style-name="MP13" svg:x1="12.876cm" svg:y1="0.392cm" svg:x2="20.496cm" svg:y2="0.36cm"><text:p/></draw:line><draw:path text:anchor-type="paragraph" draw:z-index="286" draw:name="Shape1_3" draw:style-name="Mgr7" draw:text-style-name="MP35" svg:width="4.329cm" svg:height="2.238cm" svg:x="-1.8cm" svg:y="-8.982cm" svg:viewBox="0 0 4330 2239" svg:d="M0 2239l3984-288c209-15 363-167 345-342l-170-1609h-4159z"><text:p/></draw:path><text:span text:style-name="MT81">Fractions</text:span> : <text:span text:style-name="MT81">Vocabulaire et sens</text:span></text:p>
      </style:header>
      <style:header-left>
        <text:p text:style-name="MP43"><draw:line text:anchor-type="paragraph" draw:z-index="288" draw:name="Shape3_23" draw:style-name="Mgr8" draw:text-style-name="MP13" svg:x1="12.876cm" svg:y1="0.392cm" svg:x2="20.496cm" svg:y2="0.36cm"><text:p/></draw:line><draw:path text:anchor-type="paragraph" draw:z-index="289" draw:name="Shape1_7" draw:style-name="Mgr7" draw:text-style-name="MP35" svg:width="4.329cm" svg:height="2.238cm" svg:x="-1.8cm" svg:y="-8.982cm" svg:viewBox="0 0 4330 2239" svg:d="M0 2239l3984-288c209-15 363-167 345-342l-170-1609h-4159z"><text:p/></draw:path><text:span text:style-name="MT81">Fractions</text:span> : <text:span text:style-name="MT81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287" draw:name="Shape4_26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7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90" draw:name="Shape4_2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91" draw:name="Shape4_2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2" draw:name="Shape4_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45"><draw:path text:anchor-type="paragraph" draw:z-index="293" draw:name="Shape1_1" draw:style-name="Mgr7" draw:text-style-name="MP35" svg:width="4.329cm" svg:height="2.238cm" svg:x="-1.8cm" svg:y="-8.982cm" svg:viewBox="0 0 4330 2239" svg:d="M0 2239l3984-288c209-15 363-167 345-342l-170-1609h-4159z"><text:p/></draw:path><draw:line text:anchor-type="paragraph" draw:z-index="294" draw:name="Shape3_13" draw:style-name="Mgr8" draw:text-style-name="MP13" svg:x1="15.337cm" svg:y1="0.36cm" svg:x2="20.496cm" svg:y2="0.36cm"><text:p/></draw:line><text:span text:style-name="MT82">Fractions</text:span> : <text:span text:style-name="MT82">Représentation géométrique</text:span></text:p>
      </style:header>
      <style:header-left>
        <text:p text:style-name="MP45"><draw:line text:anchor-type="paragraph" draw:z-index="295" draw:name="Shape3_21" draw:style-name="Mgr8" draw:text-style-name="MP13" svg:x1="15.337cm" svg:y1="0.36cm" svg:x2="20.496cm" svg:y2="0.36cm"><text:p/></draw:line><draw:path text:anchor-type="paragraph" draw:z-index="296" draw:name="Shape1_13" draw:style-name="Mgr7" draw:text-style-name="MP35" svg:width="4.329cm" svg:height="2.238cm" svg:x="-1.8cm" svg:y="-8.982cm" svg:viewBox="0 0 4330 2239" svg:d="M0 2239l3984-288c209-15 363-167 345-342l-170-1609h-4159z"><text:p/></draw:path><text:span text:style-name="MT82">Fractions</text:span> : <text:span text:style-name="MT82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6"><text:span text:style-name="MT77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97" draw:name="Shape4_2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81" text:anchor-type="paragraph" svg:y="-0.06cm" draw:z-index="0"><draw:text-box fo:min-height="0.499cm" fo:min-width="3cm"><draw:frame draw:style-name="Mfr2" draw:name="Frame6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98" draw:name="Shape4_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86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47"><draw:line text:anchor-type="paragraph" draw:z-index="300" draw:name="Shape3_5" draw:style-name="Mgr8" draw:text-style-name="MP13" svg:x1="18.701cm" svg:y1="0.36cm" svg:x2="20.497cm" svg:y2="0.36cm"><text:p/></draw:line><text:span text:style-name="MT83">Nombres entiers et décimaux</text:span> : <text:span text:style-name="MT83">Comparer, encadrer</text:span></text:p>
      </style:header>
      <style:header-left>
        <text:p text:style-name="MP47"><draw:line text:anchor-type="paragraph" draw:z-index="302" draw:name="Shape3_6" draw:style-name="Mgr8" draw:text-style-name="MP13" svg:x1="18.701cm" svg:y1="0.36cm" svg:x2="20.497cm" svg:y2="0.36cm"><text:p/></draw:line><text:span text:style-name="MT83">Nombres entiers et décimaux</text:span> : <text:span text:style-name="MT83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1" text:anchor-type="frame" svg:x="0.45cm" svg:y="0.079cm" svg:width="0.817cm" draw:z-index="0"><draw:text-box fo:min-height="0.355cm"><text:p text:style-name="MP3"><draw:g text:anchor-type="paragraph" draw:z-index="301" draw:name="Shape4_1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7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03" draw:name="Shape4_1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04" draw:name="Shape4_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5" draw:name="Shape4_2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49"><draw:line text:anchor-type="paragraph" draw:z-index="306" draw:name="Shape3_2" draw:style-name="Mgr8" draw:text-style-name="MP13" svg:x1="16.083cm" svg:y1="0.383cm" svg:x2="20.496cm" svg:y2="0.36cm"><text:p/></draw:line>Nombres entiers et décimaux : Numération</text:p>
      </style:header>
      <style:header-left>
        <text:p text:style-name="MP49"><draw:line text:anchor-type="paragraph" draw:z-index="308" draw:name="Shape3_3" draw:style-name="Mgr9" draw:text-style-name="MP13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07" draw:name="Shape4_4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draw:frame draw:style-name="Mfr1" draw:name="Frame1352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77">N</text:span>ombres entiers et décimaux : numération</text:p></draw:text-box></draw:frame></text:p>
      </style:footer>
      <style:footer-left>
        <text:p text:style-name="MP2"><draw:g text:anchor-type="paragraph" draw:z-index="309" draw:name="Shape4_8" draw:style-name="Mgr1"><draw:path draw:style-name="Mgr2" draw:text-style-name="MP5" svg:width="0.855cm" svg:height="1.172cm" svg:x="-0.217cm" svg:y="-0.175cm" svg:viewBox="0 0 856 1173" svg:d="M856 1173h-856v-991c0-100 79-182 175-182h505c97 0 176 82 176 182z"><text:p/></draw:path></draw:g><draw:frame draw:style-name="Mfr1" draw:name="Frame421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77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10" draw:name="Shape4_7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11" draw:name="Shape4_11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9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51"><draw:line text:anchor-type="paragraph" draw:z-index="313" draw:name="Shape3_15" draw:style-name="Mgr8" draw:text-style-name="MP13" svg:x1="17.597cm" svg:y1="0.383cm" svg:x2="19.595cm" svg:y2="0.383cm"><text:p/></draw:line><text:span text:style-name="MT75">Nombres entiers et décimaux : </text:span><text:span text:style-name="Character_5f_20_5f_style"><text:span text:style-name="MT84">×</text:span></text:span><text:span text:style-name="MT85"> 10, 100, 1000</text:span></text:p>
      </style:header>
      <style:header-left>
        <text:p text:style-name="MP51"><draw:line text:anchor-type="paragraph" draw:z-index="315" draw:name="Shape3_19" draw:style-name="Mgr8" draw:text-style-name="MP13" svg:x1="17.597cm" svg:y1="0.383cm" svg:x2="19.595cm" svg:y2="0.383cm"><text:p/></draw:line><text:span text:style-name="MT75">Nombres entiers et décimaux : </text:span><text:span text:style-name="Character_5f_20_5f_style"><text:span text:style-name="MT84">×</text:span></text:span><text:span text:style-name="MT85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14" draw:name="Shape4_1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57">N</text:span><text:span text:style-name="MT86">ombres entiers et décimaux : </text:span><text:span text:style-name="Character_5f_20_5f_style"><text:span text:style-name="MT84">×</text:span></text:span><text:span text:style-name="MT87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1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16" draw:name="Shape4_1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17" draw:name="Shape4_106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18" draw:name="Shape4_1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19" draw:name="Shape4_1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20" draw:name="Shape4_1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116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51"><draw:line text:anchor-type="paragraph" draw:z-index="322" draw:name="Shape3_22" draw:style-name="Mgr10" draw:text-style-name="MP13" svg:x1="16.575cm" svg:y1="0cm" svg:x2="19.073cm" svg:y2="0cm"><text:p/></draw:line><text:span text:style-name="MT75">Nombres entiers et décimaux : </text:span><text:span text:style-name="MT88">La droite graduée</text:span></text:p>
      </style:header>
      <style:header-left>
        <text:p text:style-name="MP51"><draw:line text:anchor-type="paragraph" draw:z-index="324" draw:name="Shape3_37" draw:style-name="Mgr8" draw:text-style-name="MP13" svg:x1="17.999cm" svg:y1="0.36cm" svg:x2="20.497cm" svg:y2="0.36cm"><text:p/></draw:line><text:span text:style-name="MT75">Nombres entiers et décimaux : </text:span><text:span text:style-name="MT88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3" draw:name="Shape4_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57">N</text:span><text:span text:style-name="MT86">ombres entiers et décimaux : </text:span><text:span text:style-name="MT89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25" draw:name="Shape4_1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57">N</text:span><text:span text:style-name="MT86">ombres entiers et décimaux : </text:span><text:span text:style-name="MT89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19" draw:name="Shape4_6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20" draw:name="Shape4_7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1" draw:name="Shape4_77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55">Calculer : </text:span><text:span text:style-name="MT90">Priorités opératoires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90">Priorités opératoires</text:span><text:span text:style-name="MT55"> </text:span></text:p>
      </style:header-left>
      <style:footer>
        <text:p text:style-name="MP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27" draw:name="Shape4_6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57">calculer</text:span><text:span text:style-name="MT58"> : </text:span><text:span text:style-name="MT91">priorités opératoires</text:span></text:p></draw:text-box></draw:frame></text:p>
      </style:footer>
      <style:footer-left>
        <text:p text:style-name="MP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text:span text:style-name="MT57">calculer</text:span><text:span text:style-name="MT58"> : </text:span><text:span text:style-name="MT91">priorités opératoires</text:span></text:p></draw:text-box></draw:frame><draw:g text:anchor-type="paragraph" draw:z-index="228" draw:name="Shape4_69" draw:style-name="Mgr1"><draw:path draw:style-name="Mgr2" draw:text-style-name="MP5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92">P</text:span>roportionnalité </text:p>
      </style:header>
      <style:header-left>
        <text:p text:style-name="_5f_Header_20_D_20_page_20_paire_20__28_G_29_"><text:span text:style-name="MT36"><text:tab/>Proportionnalité et pourcentage</text:span><text:span text:style-name="MT37"> </text:span>: <text:span text:style-name="MT36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<draw:g text:anchor-type="paragraph" draw:z-index="199" draw:name="Shape4_73" draw:style-name="Mgr1"><draw:path draw:style-name="Mgr3" draw:text-style-name="MP23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7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00" draw:name="Shape4_8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7"/>
      </style:header>
      <style:header-left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7"/>
      </style:header-left>
      <style:footer>
        <text:p text:style-name="MP7"><draw:frame draw:style-name="Mfr1" draw:name="Frame211111112" text:anchor-type="paragraph" svg:y="-0.06cm" draw:z-index="0"><draw:text-box fo:min-height="0.499cm" fo:min-width="3cm"><draw:frame draw:style-name="Mfr2" draw:name="Frame14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8">Proportionnalité et pourcentages : proportionalité</text:p></draw:text-box></draw:frame><draw:g text:anchor-type="paragraph" draw:z-index="201" draw:name="Shape4_22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1" text:anchor-type="paragraph" svg:y="-0.06cm" draw:z-index="0"><draw:text-box fo:min-height="0.499cm" fo:min-width="3cm"><draw:frame draw:style-name="Mfr2" draw:name="Frame8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: </text:p></draw:text-box></draw:frame><draw:g text:anchor-type="paragraph" draw:z-index="202" draw:name="Shape4_257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03" draw:name="Shape4_7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04" draw:name="Shape4_10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10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06" draw:name="Shape3_4" draw:style-name="Mgr5" draw:text-style-name="MP13" svg:x1="12.104cm" svg:y1="0.392cm" svg:x2="20.497cm" svg:y2="0.36cm"><text:p/></draw:line><text:span text:style-name="MT31">Périmètre</text:span> : <text:span text:style-name="MT93">Coder et calculer</text:span></text:p>
      </style:header>
      <style:header-left>
        <text:p text:style-name="_5f_Header_20_M_20_page_20_impaire_20__28_D_29_"><draw:line text:anchor-type="paragraph" draw:z-index="208" draw:name="Shape3_18" draw:style-name="Mgr5" draw:text-style-name="MP13" svg:x1="12.104cm" svg:y1="0.392cm" svg:x2="20.497cm" svg:y2="0.36cm"><text:p/></draw:line><text:span text:style-name="MT31">Périmètre</text:span> : <text:span text:style-name="MT93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07" draw:name="Shape4_10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28">Périmètre : </text:span><text:span text:style-name="MT94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6">Conversions d’unités : longueurs</text:span></text:p>
      </style:header>
      <style:header-left>
        <text:p text:style-name="_5f_Header_20_N_20_page_20_impaire_20__28_D_29_"><text:s/><text:span text:style-name="MT6">Conversions d’unités : longueurs</text:span></text:p>
      </style:header-left>
      <style:footer>
        <text:p text:style-name="MP7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longueurs</text:span><text:span text:style-name="MT8"> </text:span></text:p></draw:text-box></draw:frame><draw:g text:anchor-type="paragraph" draw:z-index="164" draw:name="Shape4_8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65" draw:name="Shape4_12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Conversions d’unités : longueurs</text:p></draw:text-box></draw:frame><draw:g text:anchor-type="paragraph" draw:z-index="167" draw:name="Shape4_12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68" draw:name="Shape4_13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Conversions d’unités : longueurs</text:p></draw:text-box></draw:frame><draw:g text:anchor-type="paragraph" draw:z-index="169" draw:name="Shape4_177" draw:style-name="Mgr1"><draw:path draw:style-name="Mgr2" draw:text-style-name="MP5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4">
      <style:header>
        <text:p text:style-name="MP57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5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0" draw:name="Shape4_145" draw:style-name="Mgr1"><draw:path draw:style-name="Mgr2" draw:text-style-name="MP5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95">Volume</text:span><text:span text:style-name="MT8"> </text:span></text:p></draw:text-box></draw:frame></text:h>
      </style:footer>
      <style:footer-left>
        <text:p text:style-name="Footer"/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0" draw:name="Shape3_7" draw:style-name="Mgr11" draw:text-style-name="MP13" svg:x1="15.12cm" svg:y1="0.36cm" svg:x2="20.496cm" svg:y2="0.36cm"><text:p/></draw:line><text:s/><text:span text:style-name="MT96">Angles : </text:span>Angles : <text:span text:style-name="MT97">Comprendre la notion d’angle</text:span></text:p>
      </style:header>
      <style:header-left>
        <text:p text:style-name="MP59"><draw:line text:anchor-type="paragraph" draw:z-index="341" draw:name="Shape3_29" draw:style-name="Mgr11" draw:text-style-name="MP13" svg:x1="15.12cm" svg:y1="0.36cm" svg:x2="20.496cm" svg:y2="0.36cm"><text:p/></draw:line>Angles : <text:span text:style-name="MT97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8">Angles : </text:span><text:span text:style-name="MT99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8">Angles : </text:span><text:span text:style-name="MT100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8">Angles : </text:span><text:span text:style-name="MT101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61"><draw:line text:anchor-type="paragraph" draw:z-index="339" draw:name="Shape3_33" draw:style-name="Mgr11" draw:text-style-name="MP13" svg:x1="15.12cm" svg:y1="0.36cm" svg:x2="20.496cm" svg:y2="0.36cm"><text:p/></draw:line><text:s/><text:span text:style-name="MT102">Angles</text:span> : <text:span text:style-name="MT97">Comprendre la notion d’angle</text:span></text:p>
      </style:header>
      <style:footer>
        <text:p text:style-name="MP7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/text:p>
      </style:footer>
      <style:footer-left>
        <text:p text:style-name="MP7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03">Angles</text:span><text:span text:style-name="MT8"> : </text:span><text:span text:style-name="MT103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38" draw:name="Shape3_35" draw:style-name="Mgr11" draw:text-style-name="MP13" svg:x1="11.344cm" svg:y1="0.358cm" svg:x2="20.497cm" svg:y2="0.36cm"><text:p/></draw:line><text:span text:style-name="MT104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2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35" draw:name="Shape4_18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36" draw:name="Shape4_1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7" draw:name="Shape4_18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_5f_Header_20_G_20_page_20_paire_20__28_G_29_"><draw:line text:anchor-type="paragraph" draw:z-index="334" draw:name="Shape3_30" draw:style-name="Mgr11" draw:text-style-name="MP13" svg:x1="11.435cm" svg:y1="0.388cm" svg:x2="20.496cm" svg:y2="0.36cm"><text:p/></draw:line><text:span text:style-name="MT105">Angles</text:span> : <text:span text:style-name="MT105">Mesurer un angle</text:span></text:p>
      </style:header-left>
      <style:footer>
        <text:p text:style-name="MP7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33" draw:name="Shape4_17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06">Angles </text:span><text:span text:style-name="MT8">: </text:span><text:span text:style-name="MT106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1" draw:name="Shape3_31" draw:style-name="Mgr11" draw:text-style-name="MP13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2" draw:name="Shape3_32" draw:style-name="Mgr11" draw:text-style-name="MP13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8">Angles : </text:span><text:span text:style-name="MT99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8">Angles : </text:span><text:span text:style-name="MT107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8">Angles : </text:span><text:span text:style-name="MT99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28" draw:name="Shape4_18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29" draw:name="Shape4_18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1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26" draw:name="Shape3_34" draw:style-name="Mgr11" draw:text-style-name="MP13" svg:x1="15.448cm" svg:y1="0.365cm" svg:x2="20.496cm" svg:y2="0.36cm"><text:p/></draw:line><text:span text:style-name="MT108">Angles</text:span><text:span text:style-name="MT109"> : </text:span><text:span text:style-name="MT110">Calculer des mesures d’angle</text:span></text:p>
      </style:header>
      <style:header-left>
        <text:p text:style-name="_5f_Header_20_G_20_page_20_paire_20__28_G_29_"><draw:line text:anchor-type="paragraph" draw:z-index="327" draw:name="Shape3_36" draw:style-name="Mgr11" draw:text-style-name="MP13" svg:x1="15.448cm" svg:y1="0.365cm" svg:x2="20.496cm" svg:y2="0.36cm"><text:p/></draw:line><text:span text:style-name="MT108">Angles : </text:span><text:span text:style-name="MT110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8">Angles : </text:span><text:span text:style-name="MT99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8">Angles : </text:span><text:span text:style-name="MT111">Calculer des </text:span><text:span text:style-name="MT107">Mesure</text:span><text:span text:style-name="MT111">s</text:span><text:span text:style-name="MT107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8">Angles : </text:span><text:span text:style-name="MT112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63"><draw:line text:anchor-type="paragraph" draw:z-index="259" draw:name="Shape3_39" draw:style-name="Mgr8" draw:text-style-name="MP13" svg:x1="10.308cm" svg:y1="0.388cm" svg:x2="20.496cm" svg:y2="0.36cm"><text:p/></draw:line><draw:path text:anchor-type="paragraph" draw:z-index="260" draw:name="Shape1_12" draw:style-name="Mgr7" draw:text-style-name="MP35" svg:width="4.329cm" svg:height="2.238cm" svg:x="-1.5cm" svg:y="-1.001cm" svg:viewBox="0 0 4330 2239" svg:d="M0 2239l3984-288c209-15 363-167 345-342l-170-1609h-4159z"><text:p/></draw:path><text:span text:style-name="MT74">Fractions</text:span><text:span text:style-name="MT75"> : </text:span><text:span text:style-name="MT76">Problèmes</text:span><text:span text:style-name="MT75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61" draw:name="Shape4_25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77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29" draw:name="Shape4_8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30" draw:name="Shape4_26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31" draw:name="Shape4_10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32" draw:name="Shape4_15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33" draw:name="Shape4_15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4"><text:span text:style-name="MT113"><text:s text:c="15"/>A</text:span>ires : Aire et unité</text:p>
      </style:header>
      <style:header-left>
        <text:p text:style-name="MP64"><text:span text:style-name="MT113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30" draw:name="Shape4_15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62">Géométrie plane, </text:span><text:span text:style-name="MT114">partie 1</text:span> : <text:span text:style-name="MT115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16">Géométrie plane, </text:span><text:span text:style-name="MT117">partie 1</text:span><text:span text:style-name="MT116"> : </text:span><text:span text:style-name="MT118">assembler et décomposer</text:span></text:p></draw:text-box></draw:frame><draw:g text:anchor-type="paragraph" draw:z-index="128" draw:name="Shape4_216" draw:style-name="Mgr1"><draw:path draw:style-name="Mgr6" draw:text-style-name="MP19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29" draw:name="Shape4_21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, </text:span><text:span text:style-name="MT117">partie 1</text:span><text:span text:style-name="MT66"> : </text:span><text:span text:style-name="MT118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8"><text:span text:style-name="MT119">Géométrie plane</text:span><text:span text:style-name="MT120"> : </text:span><text:span text:style-name="MT121">Vocabulaire</text:span></text:p>
      </style:header>
      <style:footer>
        <text:p text:style-name="MP7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2">vocabulaire</text:span></text:p></draw:text-box></draw:frame><draw:g text:anchor-type="paragraph" draw:z-index="126" draw:name="Shape4_213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2">vocabulaire</text:span></text:p></draw:text-box></draw:frame><draw:g text:anchor-type="paragraph" draw:z-index="127" draw:name="Shape4_214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62">Géométrie plane, </text:span><text:span text:style-name="MT114">partie 1</text:span> : <text:span text:style-name="MT123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16">Géométrie plane, </text:span><text:span text:style-name="MT117">partie 1</text:span><text:span text:style-name="MT116"> : </text:span><text:span text:style-name="MT124">coder</text:span></text:p></draw:text-box></draw:frame><draw:g text:anchor-type="paragraph" draw:z-index="124" draw:name="Shape4_211" draw:style-name="Mgr1"><draw:path draw:style-name="Mgr6" draw:text-style-name="MP19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66">Géométrie plane, </text:span><text:span text:style-name="MT117">partie 1</text:span><text:span text:style-name="MT66"> : </text:span><text:span text:style-name="MT124">coder</text:span></text:p></draw:text-box></draw:frame><draw:g text:anchor-type="paragraph" draw:z-index="125" draw:name="Shape4_212" draw:style-name="Mgr1"><draw:path draw:style-name="Mgr6" draw:text-style-name="MP19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8"><text:span text:style-name="MT119">Géométrie plane</text:span><text:span text:style-name="MT120"> : </text:span><text:span text:style-name="MT121">Vocabulaire</text:span></text:p>
      </style:header>
      <style:header-left>
        <text:p text:style-name="MP68"><text:span text:style-name="MT119">Géométrie plane</text:span><text:span text:style-name="MT120"> : </text:span><text:span text:style-name="MT121">Vocabulaire</text:span></text:p>
      </style:header-left>
      <style:footer>
        <text:p text:style-name="MP7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2">vocabulaire</text:span></text:p></draw:text-box></draw:frame><draw:g text:anchor-type="paragraph" draw:z-index="122" draw:name="Shape4_209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2">vocabulaire</text:span></text:p></draw:text-box></draw:frame><draw:g text:anchor-type="paragraph" draw:z-index="123" draw:name="Shape4_210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62">Géométrie plane</text:span> : <text:span text:style-name="MT63">P</text:span><text:span text:style-name="MT64">arallèles, perpendiculaires,<text:line-break/> </text:span><text:span text:style-name="MT65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draw:g text:anchor-type="paragraph" draw:z-index="120" draw:name="Shape4_20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Géométrie plane : </text:span><text:span text:style-name="MT67">Parallèles, perpendiculaires, </text:span><text:span text:style-name="MT68">distances</text:span></text:h></draw:text-box></draw:frame></text:p>
      </style:footer>
      <style:footer-left>
        <text:h text:style-name="_5f_Footer_20_page_20_paire_20__28_G_29_" text:outline-level="1"><draw:frame draw:style-name="Mfr1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draw:g text:anchor-type="paragraph" draw:z-index="121" draw:name="Shape4_206" draw:style-name="Mgr1"><draw:path draw:style-name="Mgr6" draw:text-style-name="MP19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7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18" draw:name="Shape4_205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19" draw:name="Shape4_154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62">Géométrie plane</text:span> : <text:span text:style-name="MT126">Milieu, alignement, </text:span><text:span text:style-name="MT127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16" draw:name="Shape4_15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6">Géométrie plane : </text:span><text:span text:style-name="MT128">milieu, Alignement, </text:span><text:span text:style-name="MT129">APPARTENANCE</text:span></text:p></draw:text-box></draw:frame></text:p>
      </style:footer>
      <style:footer-left>
        <text:p text:style-name="MP7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17" draw:name="Shape4_15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128">milieu, alignement, </text:span><text:span text:style-name="MT129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0"><text:span text:style-name="MT130">S</text:span><text:span text:style-name="MT131">olides</text:span> : <text:span text:style-name="MT130">Vocabulaire, nature</text:span></text:p>
      </style:header>
      <style:footer>
        <text:p text:style-name="MP7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14" draw:name="Shape4_149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15" draw:name="Shape4_150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62">Géométrie plane</text:span> : <text:span text:style-name="MT62">Points, droites </text:span><text:span text:style-name="MT132">et cercles</text:span></text:p>
      </style:header>
      <style:footer>
        <text:p text:style-name="MP7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12" draw:name="Shape4_20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33">et cercles</text:span></text:p></draw:text-box></draw:frame></text:p>
      </style:footer>
      <style:footer-left>
        <text:p text:style-name="MP7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13" draw:name="Shape4_20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3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0"><text:span text:style-name="MT130">S</text:span><text:span text:style-name="MT131">olides</text:span> : <text:span text:style-name="MT130">Vocabulaire, nature</text:span></text:p>
      </style:header>
      <style:footer>
        <text:p text:style-name="MP7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10" draw:name="Shape4_200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11" draw:name="Shape4_201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24"><text:span text:style-name="MT49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08" draw:name="Shape4_19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>
      <style:footer-left>
        <text:p text:style-name="MP7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09" draw:name="Shape4_19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4">R</text:span><text:span text:style-name="MT135">epères du plan : Se </text:span><text:span text:style-name="MT136">déplacer</text:span></text:p>
      </style:header>
      <style:footer>
        <text:p text:style-name="MP7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8">Repères du plan : Se </text:span><text:span text:style-name="MT137">déplacer</text:span></text:p></draw:text-box></draw:frame><draw:g text:anchor-type="paragraph" draw:z-index="106" draw:name="Shape4_192" draw:style-name="Mgr1"><draw:path draw:style-name="Mgr6" draw:text-style-name="MP19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7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<text:span text:style-name="MT8">Repères du plan : se </text:span><text:span text:style-name="MT137">déplacer</text:span></text:p></draw:text-box></draw:frame><draw:g text:anchor-type="paragraph" draw:z-index="107" draw:name="Shape4_193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24"><text:span text:style-name="MT49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04" draw:name="Shape4_190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>
      <style:footer-left>
        <text:p text:style-name="MP7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05" draw:name="Shape4_19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43">R</text:span>epères du plan : Se repérer</text:p>
      </style:header>
      <style:header-left>
        <text:p text:style-name="_5f_Header_20_G_20_page_20_paire_20__28_G_29_"><text:span text:style-name="MT43">R</text:span>epères du plan : Se repérer</text:p>
      </style:header-left>
      <style:footer>
        <text:p text:style-name="MP7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Repères du plan : Se repérer</text:p></draw:text-box></draw:frame><draw:g text:anchor-type="paragraph" draw:z-index="102" draw:name="Shape4_117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Repères du plan : se repérer</text:p></draw:text-box></draw:frame><draw:g text:anchor-type="paragraph" draw:z-index="103" draw:name="Shape4_189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6">Volumes : Volumes par comptage</text:p>
      </style:header>
      <style:footer>
        <text:p text:style-name="MP7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1" draw:name="Shape4_17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/><text:span text:style-name="MT138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8"><draw:line text:anchor-type="paragraph" draw:z-index="94" draw:name="Shape7_8" draw:style-name="Mgr5" draw:text-style-name="MP13" svg:x1="9.042cm" svg:y1="0.36cm" svg:x2="20.461cm" svg:y2="0.36cm"><text:p/></draw:line><draw:path text:anchor-type="paragraph" draw:z-index="95" draw:name="Shape5_1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96" draw:name="Shape6_2" draw:style-name="Mgr13" draw:text-style-name="MP80" svg:width="2.703cm" svg:height="0.715cm" draw:transform="rotate (0.0872664625997165) translate (-0.172861111111111cm 0.218722222222222cm)"><draw:text-box><text:p text:style-name="MP13"><text:span text:style-name="MT139">Série 1</text:span></text:p></draw:text-box></draw:frame>T<text:span text:style-name="MT140">itre de la série</text:span></text:p>
      </style:header>
      <style:header-left>
        <text:p text:style-name="MP78"><draw:line text:anchor-type="paragraph" draw:z-index="98" draw:name="Shape7_9" draw:style-name="Mgr5" draw:text-style-name="MP13" svg:x1="9.042cm" svg:y1="0.36cm" svg:x2="20.461cm" svg:y2="0.36cm"><text:p/></draw:line><draw:path text:anchor-type="paragraph" draw:z-index="99" draw:name="Shape5_2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100" draw:name="Shape6_5" draw:style-name="Mgr13" draw:text-style-name="MP80" svg:width="2.703cm" svg:height="0.715cm" draw:transform="rotate (0.0872664625997165) translate (-0.172861111111111cm 0.218722222222222cm)"><draw:text-box><text:p text:style-name="MP13"><text:span text:style-name="MT139">Série 1</text:span></text:p></draw:text-box></draw:frame>T<text:span text:style-name="MT140">itre de la série</text:span></text:p>
      </style:header-left>
      <style:footer>
        <text:p text:style-name="MP7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97" draw:name="Shape8_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41">Angles</text:span> • <text:span text:style-name="MT141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1"><text:span text:style-name="MT113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93" draw:name="Shape4_17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90" draw:name="Shape4_18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91" draw:name="Shape4_18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92" draw:name="Shape4_1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3"><text:span text:style-name="MT31"><text:s text:c="15"/>A</text:span><text:span text:style-name="MT142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89" draw:name="Shape4_16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86" draw:name="Shape4_16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87" draw:name="Shape4_167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88" draw:name="Shape4_16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83" draw:name="Shape4_17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84" draw:name="Shape4_17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5" draw:name="Shape4_17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5"><text:span text:style-name="MT113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82" draw:name="Shape4_17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8"><draw:path text:anchor-type="paragraph" draw:z-index="75" draw:name="Shape5_3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76" draw:name="Shape6_3" draw:style-name="Mgr13" draw:text-style-name="MP80" svg:width="2.703cm" svg:height="0.715cm" draw:transform="rotate (0.0872664625997165) translate (-0.172861111111111cm 0.218722222222222cm)"><draw:text-box><text:p text:style-name="MP13"><text:span text:style-name="MT139">Série 1</text:span></text:p></draw:text-box></draw:frame><draw:line text:anchor-type="paragraph" draw:z-index="77" draw:name="Shape7_6" draw:style-name="Mgr5" draw:text-style-name="MP13" svg:x1="9.042cm" svg:y1="0.36cm" svg:x2="20.461cm" svg:y2="0.36cm"><text:p/></draw:line>T<text:span text:style-name="MT140">itre de la série</text:span></text:p>
      </style:header>
      <style:header-left>
        <text:p text:style-name="MP78"><draw:path text:anchor-type="paragraph" draw:z-index="79" draw:name="Shape5_4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80" draw:name="Shape6_4" draw:style-name="Mgr13" draw:text-style-name="MP80" svg:width="2.703cm" svg:height="0.715cm" draw:transform="rotate (0.0872664625997165) translate (-0.172861111111111cm 0.218722222222222cm)"><draw:text-box><text:p text:style-name="MP13"><text:span text:style-name="MT139">Série 1</text:span></text:p></draw:text-box></draw:frame><draw:line text:anchor-type="paragraph" draw:z-index="81" draw:name="Shape7_3" draw:style-name="Mgr5" draw:text-style-name="MP13" svg:x1="9.042cm" svg:y1="0.36cm" svg:x2="20.461cm" svg:y2="0.36cm"><text:p/></draw:line>T<text:span text:style-name="MT140">itre de la série</text:span></text:p>
      </style:header-left>
      <style:footer>
        <text:p text:style-name="MP7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78" draw:name="Shape8_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41">Angles</text:span> • <text:span text:style-name="MT141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3">Volumes : </text:span><text:span text:style-name="MT144">Calculs et conversions</text:span></text:p>
      </style:header>
      <style:header-left>
        <text:p text:style-name="_5f_Header_20_M_20_page_20_paire_20__28_G_29_"><text:span text:style-name="MT143">Volumes : </text:span><text:span text:style-name="MT144">Calculs et conversions</text:span></text:p>
      </style:header-left>
      <style:footer>
        <text:list xml:id="list979823014" text:style-name="_5f_Numérotation_20_des_20_exercices">
          <text:list-item>
            <text:list>
              <text:list-item>
                <text:p text:style-name="MP87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/><text:span text:style-name="MT138">Volumes : </text:span><text:span text:style-name="MT145">Calculs et conversions</text:span> </text:p></draw:text-box></draw:frame><draw:g text:anchor-type="paragraph" draw:z-index="73" draw:name="Shape4_174" draw:style-name="Mgr1"><draw:path draw:style-name="Mgr4" draw:text-style-name="MP11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25228165192147" text:continue-numbering="true" text:style-name="_5f_Numérotation_20_des_20_exercices">
          <text:list-item>
            <text:list>
              <text:list-item>
                <text:p text:style-name="MP87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/><text:span text:style-name="MT138">Volumes : </text:span><text:span text:style-name="MT145">Calculs et conversions</text:span> </text:p></draw:text-box></draw:frame><draw:g text:anchor-type="paragraph" draw:z-index="74" draw:name="Shape4_175" draw:style-name="Mgr1"><draw:path draw:style-name="Mgr4" draw:text-style-name="MP11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0"><text:span text:style-name="MT130">S</text:span><text:span text:style-name="MT131">olides</text:span> : <text:span text:style-name="MT130">Vocabulaire, nature</text:span></text:p>
      </style:header>
      <style:footer>
        <text:p text:style-name="MP7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71" draw:name="Shape4_196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72" draw:name="Shape4_197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8"><text:span text:style-name="MT62">Géométrie plane</text:span> : <text:span text:style-name="MT146">D</text:span><text:span text:style-name="MT62">roites, </text:span><text:span text:style-name="MT147">demi-droites </text:span><text:span text:style-name="MT148">&amp; </text:span><text:span text:style-name="MT147">segments</text:span></text:p>
      </style:header>
      <style:footer>
        <text:p text:style-name="MP7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69" draw:name="Shape4_198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6">Géométrie plane : </text:span><text:span text:style-name="MT66">droites, </text:span><text:span text:style-name="MT149">DEMI-droites et segments</text:span></text:p></draw:text-box></draw:frame></text:p>
      </style:footer>
      <style:footer-left>
        <text:p text:style-name="MP7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0" draw:name="Shape4_19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droites, </text:span><text:span text:style-name="MT149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9"><text:span text:style-name="MT113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68" draw:name="Shape4_16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150">Aires</text:span><text:span text:style-name="MT28"> <text:s/>: </text:span><text:span text:style-name="MT150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65" draw:name="Shape4_16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66" draw:name="Shape4_16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67" draw:name="Shape4_16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1">Aires </text:span>: <text:span text:style-name="MT151">problèmes <text:s text:c="4"/></text:span></text:h>
      </style:footer>
      <style:footer-left>
        <text:p text:style-name="MP90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62" draw:name="Shape4_15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63" draw:name="Shape4_16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64" draw:name="Shape4_15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1"><text:span text:style-name="MT113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61" draw:name="Shape4_16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3"><text:span text:style-name="MT152">Constructions géométriques : </text:span><text:span text:style-name="MT153">Reproduire</text:span></text:p>
      </style:header>
      <style:header-left>
        <text:p text:style-name="MP93"><text:span text:style-name="MT152">Constructions géométriques : </text:span><text:span text:style-name="MT153">Reproduire</text:span></text:p>
      </style:header-left>
      <style:footer>
        <text:p text:style-name="MP7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59" draw:name="Shape10_0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7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3"><draw:g text:anchor-type="paragraph" draw:z-index="60" draw:name="Shape10_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7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57" draw:name="Shape4_208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7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58" draw:name="Shape4_20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8"><draw:line text:anchor-type="paragraph" draw:z-index="53" draw:name="Shape9_1" draw:style-name="Mgr11" draw:text-style-name="MP13" svg:x1="11.559cm" svg:y1="0.36cm" svg:x2="20.5cm" svg:y2="0.36cm"><text:p/></draw:line><draw:frame text:anchor-type="paragraph" draw:z-index="54" draw:name="Shape8_6" draw:style-name="Mgr13" draw:text-style-name="MP80" svg:width="2.703cm" svg:height="0.715cm" draw:transform="rotate (0.0872664625997165) translate (-0.172861111111111cm 0.218722222222222cm)"><draw:text-box><text:p text:style-name="MP13"><text:span text:style-name="MT139">Série 1</text:span></text:p></draw:text-box></draw:frame><draw:path text:anchor-type="paragraph" draw:z-index="55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7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6" draw:name="Shape10_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7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52" draw:name="Shape4_21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2"><text:span text:style-name="MT152">Constructions géométriques : </text:span><text:span text:style-name="MT153">Reproduire</text:span></text:p>
      </style:header-left>
      <style:footer>
        <text:p text:style-name="MP7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1" draw:name="Shape4_218" draw:style-name="Mgr1"><draw:path draw:style-name="Mgr6" draw:text-style-name="MP19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7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49" draw:name="Shape4_220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55">REPRODUIRE</text:span></text:p></draw:text-box></draw:frame></text:p>
      </style:footer>
      <style:footer-left>
        <text:p text:style-name="MP7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0" draw:name="Shape4_21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3"><text:span text:style-name="MT152">Constructions géométriques : </text:span><text:span text:style-name="MT153">Reproduire</text:span></text:p>
      </style:header>
      <style:footer>
        <text:p text:style-name="MP7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47" draw:name="Shape10_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7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3"><draw:g text:anchor-type="paragraph" draw:z-index="48" draw:name="Shape10_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7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6" draw:name="Shape4_22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44" draw:name="Shape4_25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7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4">solides : Vocabulaire, NatuRE</text:p></draw:text-box></draw:frame><draw:g text:anchor-type="paragraph" draw:z-index="45" draw:name="Shape4_256" draw:style-name="Mgr1"><draw:path draw:style-name="Mgr6" draw:text-style-name="MP19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0"><text:span text:style-name="MT130">S</text:span><text:span text:style-name="MT131">olides</text:span> : <text:span text:style-name="MT130">Vocabulaire, nature</text:span></text:p>
      </style:header>
      <style:header-left>
        <text:p text:style-name="MP70"><text:span text:style-name="MT130">S</text:span><text:span text:style-name="MT131">olides</text:span> : <text:span text:style-name="MT130">Vocabulaire, nature</text:span></text:p>
      </style:header-left>
      <style:footer>
        <text:p text:style-name="MP7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42" draw:name="Shape4_225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43" draw:name="Shape4_254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7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40" draw:name="Shape4_22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7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41" draw:name="Shape4_25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0">Solides : </text:span><text:span text:style-name="MT169">Patrons</text:span></text:p>
      </style:header>
      <style:header-left>
        <text:p text:style-name="_5f_Header_20_G_20_page_20_paire_20__28_G_29_"><text:span text:style-name="MT130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<text:span text:style-name="MT170">patrons</text:span></text:p></draw:text-box></draw:frame><draw:g text:anchor-type="paragraph" draw:z-index="38" draw:name="Shape4_223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7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39" draw:name="Shape4_252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7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36" draw:name="Shape4_22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7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37" draw:name="Shape4_25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>
      <style:header-left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-left>
      <style:footer>
        <text:p text:style-name="MP7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34" draw:name="Shape4_249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35" draw:name="Shape4_250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7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2" draw:name="Shape4_247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3" draw:name="Shape4_248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5"> : </text:span><text:span text:style-name="MT177">Reconnaissance et axes</text:span></text:p>
      </style:header>
      <style:footer>
        <text:p text:style-name="MP2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30" draw:name="Shape4_24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3">S</text:span>ymétrie axiale : reconnaissance et axes</text:h></draw:text-box></draw:frame></text:p>
      </style:footer>
      <style:footer-left>
        <text:p text:style-name="MP7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31" draw:name="Shape4_246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7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8" draw:name="Shape4_243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9" draw:name="Shape4_244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5"> : </text:span><text:span text:style-name="MT176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6" draw:name="Shape4_24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7"><draw:frame draw:style-name="Mfr1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27" draw:name="Shape4_24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6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7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4" draw:name="Shape4_226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ymétrie axiale : constructions</text:p></draw:text-box></draw:frame><draw:g text:anchor-type="paragraph" draw:z-index="25" draw:name="Shape4_240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43">S</text:span><text:span text:style-name="MT65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2" draw:name="Shape4_238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43">S</text:span>ymétrie axiale : Constructions</text:h></draw:text-box></draw:frame></text:p>
      </style:footer>
      <style:footer-left>
        <text:p text:style-name="MP7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23" draw:name="Shape4_23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-left>
      <style:footer>
        <text:p text:style-name="MP7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0" draw:name="Shape4_236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1" draw:name="Shape4_237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65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65"> : </text:span><text:span text:style-name="MT181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18" draw:name="Shape4_23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43">S</text:span>ymétrie axiale : axes de symétrie de figures</text:p></draw:text-box></draw:frame></text:p>
      </style:footer>
      <style:footer-left>
        <text:p text:style-name="MP7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19" draw:name="Shape4_23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7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6" draw:name="Shape4_232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7" draw:name="Shape4_233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43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14" draw:name="Shape4_230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43">S</text:span>ymétrie axiale : propriétés</text:p></draw:text-box></draw:frame></text:p>
      </style:footer>
      <style:footer-left>
        <text:p text:style-name="MP7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5" draw:name="Shape4_23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7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2" draw:name="Shape4_228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3" draw:name="Shape4_229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43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0" draw:name="Shape4_4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43">S</text:span>ymétrie axiale : pour aller plus loin</text:p></draw:text-box></draw:frame></text:p>
      </style:footer>
      <style:footer-left>
        <text:p text:style-name="MP7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1" draw:name="Shape4_22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4" draw:name="Shape3_1" draw:style-name="Mgr15" draw:text-style-name="MP13" svg:x1="10.893cm" svg:y1="0.403cm" svg:x2="20.503cm" svg:y2="0.327cm"><text:p/></draw:line><draw:path text:anchor-type="char" draw:z-index="5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8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7" draw:name="Shape3_38" draw:style-name="Mgr15" draw:text-style-name="MP13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6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54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Résoudre des problèmes</text:p></draw:text-box></draw:frame><draw:g text:anchor-type="paragraph" draw:z-index="9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7-14T12:52:26.398000000</dc:date>
    <meta:editing-duration>P3DT3H51M46S</meta:editing-duration>
    <meta:editing-cycles>508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745" meta:word-count="2739" meta:character-count="17856" meta:non-whitespace-character-count="15489"/>
    <meta:template xlink:type="simple" xlink:actuate="onRequest" xlink:title="lycee_v3" xlink:href="../../fichiers%20définitifs/Modele_cahier.ott" meta:date="2021-07-09T13:45:32.011278978"/>
  </office:meta>
</office:document-meta>
</file>